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 style:family="paragraph" style:parent-style-name="Standard">
      <style:text-properties style:font-name="Envy Code R VS" fo:font-size="12pt" style:font-size-asian="12pt" style:font-size-complex="12pt"/>
    </style:style>
    <style:style style:name="P6" style:family="paragraph" style:parent-style-name="Standard">
      <style:text-properties style:font-name="Envy Code R VS" fo:font-size="12pt" fo:font-style="normal" style:font-size-asian="12pt" style:font-style-asian="normal" style:font-size-complex="12pt" style:font-style-complex="normal"/>
    </style:style>
    <style:style style:name="P7"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5"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6"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7"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8"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9"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0"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1"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24" style:family="paragraph" style:parent-style-name="Standard">
      <style:paragraph-properties fo:background-color="#000000">
        <style:background-image/>
      </style:paragraph-properties>
      <style:text-properties fo:font-size="10pt" style:font-size-asian="10pt" style:font-size-complex="10pt"/>
    </style:style>
    <style:style style:name="P25"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6" style:family="paragraph" style:parent-style-name="Standard">
      <style:paragraph-properties fo:background-color="#000000" style:text-autospace="none">
        <style:background-image/>
      </style:paragraph-properties>
    </style:style>
    <style:style style:name="P2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8"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29"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0"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1"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2"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3"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4"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35"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36" style:family="paragraph" style:parent-style-name="Standard">
      <style:text-properties style:font-name="Envy Code R VS" fo:font-size="10pt" fo:font-style="normal" style:font-size-asian="10pt" style:font-style-asian="normal" style:font-size-complex="10pt" style:font-style-complex="normal"/>
    </style:style>
    <style:style style:name="P37"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38"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39"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0"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1"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2"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43"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44"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45"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6" style:family="paragraph" style:parent-style-name="Standard" style:list-style-name="L9"/>
    <style:style style:name="P47" style:family="paragraph" style:parent-style-name="Standard" style:list-style-name="L10"/>
    <style:style style:name="P48"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49"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50"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51"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52"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53"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54"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55"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56"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57"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fo:font-size="11pt" style:font-name-asian="Consolas" style:font-size-asian="11pt" style:font-name-complex="Consolas" style:font-size-complex="11pt"/>
    </style:style>
    <style:style style:name="T10" style:family="text">
      <style:text-properties fo:color="#8ac6f2" style:font-name="Consolas" style:text-underline-style="none" style:font-name-asian="Consolas" style:font-name-complex="Consolas"/>
    </style:style>
    <style:style style:name="T11" style:family="text">
      <style:text-properties fo:color="#8ac6f2" fo:language="zxx" fo:country="none"/>
    </style:style>
    <style:style style:name="T12" style:family="text">
      <style:text-properties fo:color="#8ac6f2" style:font-name-asian="Consolas" style:font-name-complex="Consolas"/>
    </style:style>
    <style:style style:name="T13" style:family="text">
      <style:text-properties fo:color="#8ac6f2" style:text-underline-style="none"/>
    </style:style>
    <style:style style:name="T14" style:family="text">
      <style:text-properties fo:color="#e8f3f6" style:font-name="Consolas" style:font-name-asian="Consolas" style:font-name-complex="Consolas"/>
    </style:style>
    <style:style style:name="T15" style:family="text">
      <style:text-properties fo:color="#e8f3f6" style:font-name="Consolas" fo:font-weight="normal" style:font-name-asian="Consolas" style:font-weight-asian="normal" style:font-name-complex="Consolas" style:font-weight-complex="normal"/>
    </style:style>
    <style:style style:name="T16" style:family="text">
      <style:text-properties fo:color="#e8f3f6" style:font-name="Consolas" fo:font-style="normal" style:font-name-asian="Consolas" style:font-style-asian="normal" style:font-name-complex="Consolas" style:font-style-complex="normal"/>
    </style:style>
    <style:style style:name="T17" style:family="text">
      <style:text-properties fo:color="#e8f3f6" style:font-name="Consolas" fo:font-style="normal" style:text-underline-style="none" style:font-name-asian="Consolas" style:font-style-asian="normal" style:font-name-complex="Consolas" style:font-style-complex="normal"/>
    </style:style>
    <style:style style:name="T18" style:family="text">
      <style:text-properties fo:color="#e8f3f6" style:font-name="Consolas" fo:font-size="10pt" style:font-name-asian="Consolas" style:font-size-asian="10pt" style:font-name-complex="Consolas" style:font-size-complex="10pt"/>
    </style:style>
    <style:style style:name="T19" style:family="text">
      <style:text-properties fo:color="#e8f3f6" style:font-name="Consolas" fo:font-size="11pt" style:font-name-asian="Consolas" style:font-size-asian="11pt" style:font-name-complex="Consolas" style:font-size-complex="11pt"/>
    </style:style>
    <style:style style:name="T20" style:family="text">
      <style:text-properties fo:color="#e8f3f6" style:font-name="Consolas" style:text-underline-style="none" style:font-name-asian="Consolas" style:font-name-complex="Consolas"/>
    </style:style>
    <style:style style:name="T21" style:family="text">
      <style:text-properties fo:color="#e8f3f6" fo:language="zxx" fo:country="none"/>
    </style:style>
    <style:style style:name="T22" style:family="text">
      <style:text-properties fo:color="#e8f3f6" fo:language="zxx" fo:country="none" fo:font-style="normal" style:font-style-asian="normal" style:font-style-complex="normal"/>
    </style:style>
    <style:style style:name="T23" style:family="text">
      <style:text-properties fo:color="#e8f3f6" style:font-name-asian="Consolas" style:font-name-complex="Consolas"/>
    </style:style>
    <style:style style:name="T24" style:family="text">
      <style:text-properties fo:color="#e5786d"/>
    </style:style>
    <style:style style:name="T25" style:family="text">
      <style:text-properties fo:color="#e5786d" style:font-name="Consolas"/>
    </style:style>
    <style:style style:name="T26" style:family="text">
      <style:text-properties fo:color="#e5786d" style:font-name="Consolas" style:font-name-asian="Consolas" style:font-name-complex="Consolas"/>
    </style:style>
    <style:style style:name="T27" style:family="text">
      <style:text-properties fo:color="#e5786d" style:font-name="Consolas" fo:font-style="normal" style:font-name-asian="Consolas" style:font-style-asian="normal" style:font-name-complex="Consolas" style:font-style-complex="normal"/>
    </style:style>
    <style:style style:name="T28" style:family="text">
      <style:text-properties fo:color="#e5786d" style:font-name="Consolas" fo:font-style="normal" style:text-underline-style="none" style:font-name-asian="Consolas" style:font-style-asian="normal" style:font-name-complex="Consolas" style:font-style-complex="normal"/>
    </style:style>
    <style:style style:name="T29" style:family="text">
      <style:text-properties fo:color="#e5786d" style:font-name="Consolas" fo:font-weight="normal" style:font-name-asian="Consolas" style:font-weight-asian="normal" style:font-name-complex="Consolas" style:font-weight-complex="normal"/>
    </style:style>
    <style:style style:name="T30" style:family="text">
      <style:text-properties fo:color="#e5786d" style:font-name="Consolas" fo:font-size="11pt" style:font-name-asian="Consolas" style:font-size-asian="11pt" style:font-name-complex="Consolas" style:font-size-complex="11pt"/>
    </style:style>
    <style:style style:name="T31" style:family="text">
      <style:text-properties fo:color="#e5786d" style:font-name="Consolas" style:text-underline-style="none" style:font-name-asian="Consolas" style:font-name-complex="Consolas"/>
    </style:style>
    <style:style style:name="T32" style:family="text">
      <style:text-properties fo:color="#e5786d" fo:language="zxx" fo:country="none"/>
    </style:style>
    <style:style style:name="T33" style:family="text">
      <style:text-properties fo:color="#e5786d" style:font-name-asian="Consolas" style:font-name-complex="Consolas"/>
    </style:style>
    <style:style style:name="T34" style:family="text">
      <style:text-properties fo:color="#cae682"/>
    </style:style>
    <style:style style:name="T35" style:family="text">
      <style:text-properties fo:color="#cae682" style:font-name="Consolas"/>
    </style:style>
    <style:style style:name="T36" style:family="text">
      <style:text-properties fo:color="#cae682" style:font-name="Consolas" style:font-name-asian="Consolas" style:font-name-complex="Consolas"/>
    </style:style>
    <style:style style:name="T37" style:family="text">
      <style:text-properties fo:color="#cae682" style:font-name="Consolas" fo:font-style="normal" style:font-name-asian="Consolas" style:font-style-asian="normal" style:font-name-complex="Consolas" style:font-style-complex="normal"/>
    </style:style>
    <style:style style:name="T38" style:family="text">
      <style:text-properties fo:color="#cae682" style:font-name="Consolas" fo:font-style="normal" style:text-underline-style="none" style:font-name-asian="Consolas" style:font-style-asian="normal" style:font-name-complex="Consolas" style:font-style-complex="normal"/>
    </style:style>
    <style:style style:name="T39" style:family="text">
      <style:text-properties fo:color="#cae682" style:font-name="Consolas" fo:font-weight="normal" style:font-name-asian="Consolas" style:font-weight-asian="normal" style:font-name-complex="Consolas" style:font-weight-complex="normal"/>
    </style:style>
    <style:style style:name="T40" style:family="text">
      <style:text-properties fo:color="#cae682" style:font-name="Consolas" fo:font-size="11pt" style:font-name-asian="Consolas" style:font-size-asian="11pt" style:font-name-complex="Consolas" style:font-size-complex="11pt"/>
    </style:style>
    <style:style style:name="T41" style:family="text">
      <style:text-properties fo:color="#cae682" style:font-name="Consolas" style:text-underline-style="none" style:font-name-asian="Consolas" style:font-name-complex="Consolas"/>
    </style:style>
    <style:style style:name="T42" style:family="text">
      <style:text-properties fo:color="#cae682" fo:language="zxx" fo:country="none"/>
    </style:style>
    <style:style style:name="T43" style:family="text">
      <style:text-properties fo:color="#cae682" fo:language="zxx" fo:country="none" fo:font-style="normal" style:font-style-asian="normal" style:font-style-complex="normal"/>
    </style:style>
    <style:style style:name="T44" style:family="text">
      <style:text-properties fo:color="#cae682" style:text-underline-style="none"/>
    </style:style>
    <style:style style:name="T45"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46" style:family="text">
      <style:text-properties fo:color="#00008b" style:font-name="Consolas" fo:font-weight="bold" style:font-name-asian="Consolas" style:font-weight-asian="bold" style:font-name-complex="Consolas" style:font-weight-complex="bold"/>
    </style:style>
    <style:style style:name="T47" style:family="text">
      <style:text-properties fo:font-style="italic"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normal"/>
    </style:style>
    <style:style style:name="T50" style:family="text">
      <style:text-properties fo:font-style="normal" style:font-style-asian="normal" style:font-style-complex="normal"/>
    </style:style>
    <style:style style:name="T51" style:family="text">
      <style:text-properties fo:color="#8b9699" style:font-name="Consolas" fo:font-size="11pt" style:font-name-asian="Consolas" style:font-size-asian="11pt" style:font-name-complex="Consolas" style:font-size-complex="11pt"/>
    </style:style>
    <style:style style:name="T52" style:family="text">
      <style:text-properties fo:color="#8b9699" style:font-name="Consolas" style:font-name-asian="Consolas" style:font-name-complex="Consolas"/>
    </style:style>
    <style:style style:name="T53" style:family="text">
      <style:text-properties fo:color="#8b9699" style:font-name="Consolas" fo:font-size="10pt" style:font-name-asian="Consolas" style:font-size-asian="10pt" style:font-name-complex="Consolas" style:font-size-complex="10pt"/>
    </style:style>
    <style:style style:name="T54" style:family="text">
      <style:text-properties style:font-name="Envy Code R VS"/>
    </style:style>
    <style:style style:name="T55" style:family="text">
      <style:text-properties style:font-name="Envy Code R VS" fo:font-size="10pt" fo:font-style="normal" style:font-size-asian="10pt" style:font-style-asian="normal" style:font-size-complex="10pt" style:font-style-complex="normal"/>
    </style:style>
    <style:style style:name="T56"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7" style:family="text">
      <style:text-properties style:font-name="Envy Code R VS" fo:font-size="10pt" fo:font-style="normal" style:text-underline-style="none" style:font-size-asian="10pt" style:font-style-asian="normal" style:font-size-complex="10pt" style:font-style-complex="normal"/>
    </style:style>
    <style:style style:name="T58" style:family="text">
      <style:text-properties style:font-name="Envy Code R VS" fo:font-size="10pt" fo:font-style="italic" style:font-size-asian="10pt" style:font-style-asian="italic" style:font-size-complex="10pt" style:font-style-complex="italic"/>
    </style:style>
    <style:style style:name="T59" style:family="text">
      <style:text-properties style:font-name="Envy Code R VS" fo:font-style="normal" style:font-style-asian="normal" style:font-style-complex="normal"/>
    </style:style>
    <style:style style:name="T60" style:family="text">
      <style:text-properties style:font-name="Envy Code R VS" fo:font-style="normal" style:text-underline-style="solid" style:text-underline-width="auto" style:text-underline-color="font-color" style:font-style-asian="normal" style:font-style-complex="normal"/>
    </style:style>
    <style:style style:name="T61" style:family="text">
      <style:text-properties fo:font-size="10pt"/>
    </style:style>
    <style:style style:name="T62" style:family="text">
      <style:text-properties style:font-size-asian="10pt"/>
    </style:style>
    <style:style style:name="T63" style:family="text">
      <style:text-properties style:font-style-asian="normal"/>
    </style:style>
    <style:style style:name="T64" style:family="text">
      <style:text-properties style:font-size-complex="10pt"/>
    </style:style>
    <style:style style:name="T65" style:family="text">
      <style:text-properties style:font-style-complex="normal"/>
    </style:style>
    <style:style style:name="T66" style:family="text">
      <style:text-properties style:text-underline-style="none"/>
    </style:style>
    <style:style style:name="T67" style:family="text">
      <style:text-properties style:font-name="Consola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8"><text:span text:style-name="T4">namespace</text:span><text:span text:style-name="T14"> dddsample.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4"><text:s text:c="4"/>{</text:p>
      <text:p text:style-name="P25"><text:span text:style-name="T14"><text:s text:c="8"/></text:span><text:span text:style-name="T4">bool</text:span><text:span text:style-name="T14"> SameValueAs(T other);</text:span></text:p>
      <text:p text:style-name="P14"><text:s text:c="4"/>}</text:p>
      <text:p text:style-name="P15">}</text:p>
      <text:p text:style-name="P1"/>
      <text:p text:style-name="P1">de forma que una clase que quiera implementar esta interface, tendira esta apariencia:</text:p>
      <text:p text:style-name="P1"/>
      <text:p text:style-name="P25"><text:span text:style-name="T4">public</text:span><text:span text:style-name="T14"> </text:span><text:span text:style-name="T4">class</text:span><text:span text:style-name="T14"> </text:span><text:span text:style-name="T36">PruebaValueObject</text:span><text:span text:style-name="T14"> : </text:span><text:span text:style-name="T26">IValueObject</text:span><text:span text:style-name="T14">&lt;</text:span><text:span text:style-name="T36">PruebaValueObject</text:span><text:span text:style-name="T14">&gt; </text:span></text:p>
      <text:p text:style-name="P14">{</text:p>
      <text:p text:style-name="P25"><text:span text:style-name="T14"><text:s text:c="4"/></text:span><text:span text:style-name="T4">public</text:span><text:span text:style-name="T14"> </text:span><text:span text:style-name="T4">bool</text:span><text:span text:style-name="T14"> SameValueAs(</text:span><text:span text:style-name="T36">PruebaValueObject</text:span><text:span text:style-name="T14"> other)</text:span></text:p>
      <text:p text:style-name="P14"><text:s text:c="4"/>{</text:p>
      <text:p text:style-name="P25"><text:span text:style-name="T14"><text:s text:c="8"/></text:span><text:span text:style-name="T4">throw</text:span><text:span text:style-name="T14"> </text:span><text:span text:style-name="T4">new</text:span><text:span text:style-name="T14"> </text:span><text:span text:style-name="T46">NotImplementedException</text:span><text:span text:style-name="T15">();</text:span></text:p>
      <text:p text:style-name="P15"><text:s text:c="4"/>}</text:p>
      <text:p text:style-name="P15">}</text:p>
      <text:p text:style-name="P1"/>
      <text:p text:style-name="P1">hasta aqui todo parece ir bien, pero sin embargo, hay algo que no acaba de encajar. Ese algo es el nombre del metodo <text:span text:style-name="T47">SameValueAs</text:span><text:span text:style-name="T50">. Pero mejor vamos paso a paso para poder entender el porque de las decisiones que estamos a punto de tomar.</text:span></text:p>
      <text:p text:style-name="P2"/>
      <text:p text:style-name="P1"><text:span text:style-name="T50">La clase </text:span><text:span text:style-name="T47">PruebaValueObject</text:span><text:span text:style-name="T50"> no sale de la nada. Si nos planteamos seguir los preceptos del BDD, es comprensible que a la hora de escribir el codigo de </text:span><text:span text:style-name="T47">IValueObject&lt;T&gt;</text:span><text:span text:style-name="T50">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47">Biblia Azul</text:span><text:span text:style-name="T50"> llamado </text:span><text:span text:style-name="T47">Intention-Revealing Interfaces</text:span><text:span text:style-name="T50">.</text:span></text:p>
      <text:p text:style-name="P2"/>
      <text:p text:style-name="P1"><text:span text:style-name="T50">Pero, ¿podemos hacer ese mismo razonamiento para </text:span><text:span text:style-name="T47">PruebaValueObject</text:span><text:span text:style-name="T50">?</text:span></text:p>
      <text:p text:style-name="P2"/>
      <text:p text:style-name="P1"><text:span text:style-name="T50">La respuesta es un NO rotundo. Hace falta esa Spec que justifique el comportamiento de <text:s/></text:span><text:span text:style-name="T47">PruebaValueObject</text:span><text:span text:style-name="T50">. Asi que, vamos a escribir esa Spec:</text:span></text:p>
      <text:p text:style-name="P2"/>
      <text:p text:style-name="P8"><text:span text:style-name="T5">public</text:span><text:span text:style-name="T16"> </text:span><text:span text:style-name="T5">class</text:span><text:span text:style-name="T16"> </text:span><text:span text:style-name="T37">concern</text:span><text:span text:style-name="T16"> : </text:span><text:span text:style-name="T37">Observes</text:span><text:span text:style-name="T16">&lt;</text:span><text:span text:style-name="T27">IValueObject</text:span><text:span text:style-name="T16">&lt;</text:span><text:span text:style-name="T37">PruebaValueObject</text:span><text:span text:style-name="T16">&gt;,</text:span><text:span text:style-name="T37">PruebaValueObject</text:span><text:span text:style-name="T16">&gt;{}</text:span></text:p>
      <text:p text:style-name="P14"/>
      <text:p text:style-name="P25"><text:span text:style-name="T4">public</text:span><text:span text:style-name="T14"> </text:span><text:span text:style-name="T4">class</text:span><text:span text:style-name="T14"> </text:span><text:span text:style-name="T36">when_asked_to_compare_two_pruebavalueobjects_that_have_the_same_value</text:span><text:span text:style-name="T14"> : </text:span><text:span text:style-name="T36">concer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the_other = </text:span><text:span text:style-name="T4">new</text:span><text:span text:style-name="T14"> </text:span><text:span text:style-name="T36">PruebaValueObject</text:span><text:span text:style-name="T14">();</text:span></text:p>
      <text:p text:style-name="P26"><text:s text:c="8"/><text:span text:style-name="T51">//</text:span><text:span text:style-name="T45">todo: le damos los valores adecuados.</text:span></text:p>
      <text:p text:style-name="P14"><text:s text:c="4"/>};</text:p>
      <text:p text:style-name="P14"/>
      <text:p text:style-name="P25"><text:span text:style-name="T14"><text:s text:c="4"/></text:span><text:span text:style-name="T26">Because</text:span><text:span text:style-name="T14"> of = () =&gt; result = sut.SameValueAs(theOther);</text:span></text:p>
      <text:p text:style-name="P14"><text:s text:c="8"/></text:p>
      <text:p text:style-name="P25"><text:span text:style-name="T14"><text:s text:c="4"/></text:span><text:span text:style-name="T26">It</text:span><text:span text:style-name="T14"> should_recognize_the_equality = () =&gt; result.ShouldEqual(</text:span><text:span text:style-name="T4">true</text:span><text:span text:style-name="T14">);</text:span></text:p>
      <text:p text:style-name="P14"><text:s text:c="8"/></text:p>
      <text:p text:style-name="P25"><text:soft-page-break/><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36">PruebaValueObject</text:span><text:span text:style-name="T14"> theOther;</text:span></text:p>
      <text:p text:style-name="P14">}</text:p>
      <text:p text:style-name="P2"/>
      <text:p text:style-name="P2">Sin entrar en demasiados detalles que no son importantes para nuestro razonamiento (en concreto los relativos al incompleto bloque ESTABLISH), debemos fijarnos en:</text:p>
      <text:p text:style-name="P2"/>
      <text:p text:style-name="P9"><text:span text:style-name="T27">Because</text:span><text:span text:style-name="T16"> of = () =&gt; result = sut.SameValueAs(theOther);</text:span></text:p>
      <text:p text:style-name="P2"/>
      <text:p text:style-name="P1"><text:span text:style-name="T50">que es donde ejecutamos el </text:span><text:span text:style-name="T47">System Under Test</text:span><text:span text:style-name="T50">.</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7">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6">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7227320" text:style-name="L1">
        <text:list-item>
          <text:p text:style-name="P37">metodos</text:p>
        </text:list-item>
        <text:list-item>
          <text:p text:style-name="P37">propiedades</text:p>
        </text:list-item>
        <text:list-item>
          <text:p text:style-name="P37">eventos</text:p>
        </text:list-item>
        <text:list-item>
          <text:p text:style-name="P37">variables locales</text:p>
        </text:list-item>
        <text:list-item>
          <text:p text:style-name="P37">constantes locales</text:p>
        </text:list-item>
        <text:list-item>
          <text:p text:style-name="P37">parametros</text:p>
        </text:list-item>
        <text:list-item>
          <text:p text:style-name="P37">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8"><text:span text:style-name="T26">Because</text:span><text:span text:style-name="T14"> of = () =&gt; result = sut.has_the_same_value_as(the_other);</text:span></text:p>
      <text:p text:style-name="P1"/>
      <text:p text:style-name="P2">version mas legible, en nuestra humilde opinion.</text:p>
      <text:p text:style-name="P2"/>
      <text:p text:style-name="P2">En el contexto de la Spec:</text:p>
      <text:p text:style-name="P2"/>
      <text:p text:style-name="P10"><text:span text:style-name="T4">public</text:span><text:span text:style-name="T14"> </text:span><text:span text:style-name="T4">class</text:span><text:span text:style-name="T14"> </text:span><text:span text:style-name="T36">concern</text:span><text:span text:style-name="T14"> : </text:span><text:span text:style-name="T36">Observes</text:span><text:span text:style-name="T14">&lt;</text:span><text:span text:style-name="T26">IValueObject</text:span><text:span text:style-name="T14">&lt;</text:span><text:span text:style-name="T36">PruebaValueObject</text:span><text:span text:style-name="T14">&gt;,</text:span><text:span text:style-name="T36">PruebaValueObject</text:span><text:span text:style-name="T14">&gt;{}</text:span></text:p>
      <text:p text:style-name="P14"/>
      <text:p text:style-name="P25"><text:span text:style-name="T4">public</text:span><text:span text:style-name="T14"> </text:span><text:span text:style-name="T4">class</text:span><text:span text:style-name="T14"> </text:span><text:span text:style-name="T36">when_asked_to_compare_two_pruebavalueobjects_that_have_the_same_value</text:span><text:span text:style-name="T14"> : </text:span><text:span text:style-name="T36">concer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the_other = </text:span><text:span text:style-name="T4">new</text:span><text:span text:style-name="T14"> </text:span><text:span text:style-name="T36">PruebaValueObject</text:span><text:span text:style-name="T14">();</text:span></text:p>
      <text:p text:style-name="P25"><text:span text:style-name="T14"><text:s text:c="8"/></text:span><text:span text:style-name="T52">//</text:span><text:span text:style-name="T46">todo: le damos los valores adecuados.</text:span></text:p>
      <text:p text:style-name="P15"><text:s text:c="4"/>};</text:p>
      <text:p text:style-name="P15"/>
      <text:p text:style-name="P25"><text:span text:style-name="T15"><text:s text:c="4"/></text:span><text:span text:style-name="T29">Because</text:span><text:span text:style-name="T15"> of = () =&gt; result = sut.has_the_same_value_as(the_other);</text:span></text:p>
      <text:p text:style-name="P15"><text:s text:c="8"/></text:p>
      <text:p text:style-name="P25"><text:soft-page-break/><text:span text:style-name="T15"><text:s text:c="4"/></text:span><text:span text:style-name="T29">It</text:span><text:span text:style-name="T15"> should_recognize_the_equality = () =&gt; result.ShouldEqual(</text:span><text:span text:style-name="T7">true</text:span><text:span text:style-name="T15">);</text:span></text:p>
      <text:p text:style-name="P15"><text:s text:c="8"/></text:p>
      <text:p text:style-name="P25"><text:span text:style-name="T15"><text:s text:c="4"/></text:span><text:span text:style-name="T7">static</text:span><text:span text:style-name="T15"> </text:span><text:span text:style-name="T7">bool</text:span><text:span text:style-name="T15"> result;</text:span></text:p>
      <text:p text:style-name="P25"><text:span text:style-name="T15"><text:s text:c="4"/></text:span><text:span text:style-name="T7">static</text:span><text:span text:style-name="T15"> </text:span><text:span text:style-name="T39">PruebaValueObject</text:span><text:span text:style-name="T15"> the_other;</text:span></text:p>
      <text:p text:style-name="P15">}</text:p>
      <text:p text:style-name="P1"/>
      <text:p text:style-name="P1">Por lo tanto, retomando el argumento original que nos llevo a cuestionarnos el nombre del metodo <text:span text:style-name="T47">SameValueAs</text:span> de la interface <text:span text:style-name="T47">IValueObject&lt;T&gt;</text:span>, el resultado final seria algo asi:</text:p>
      <text:p text:style-name="P1"/>
      <text:p text:style-name="P8"><text:span text:style-name="T4">namespace</text:span><text:span text:style-name="T14"> dddsample.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4"><text:s text:c="4"/>{</text:p>
      <text:p text:style-name="P25"><text:span text:style-name="T14"><text:s text:c="8"/></text:span><text:span text:style-name="T4">bool</text:span><text:span text:style-name="T14"> has_the_same_value_as(T the_other);</text:span></text:p>
      <text:p text:style-name="P14"><text:s text:c="4"/>}</text:p>
      <text:p text:style-name="P14">}</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8"><text:span text:style-name="T4">public</text:span><text:span text:style-name="T14"> </text:span><text:span text:style-name="T4">bool</text:span><text:span text:style-name="T14"> Equals(</text:span><text:span text:style-name="T4">object</text:span><text:span text:style-name="T14"> obj) {}</text:span></text:p>
      <text:p text:style-name="P1"/>
      <text:p text:style-name="P1">Pero esa es una cuestion diferente a la aqui planteada.</text:p>
      <text:p text:style-name="P1"/>
      <text:p text:style-name="P1">TODO: ¿Que aproximacion utiliza el CodeCampServer?</text:p>
      <text:p text:style-name="P1"/>
      <text:p text:style-name="P5"><text:span text:style-name="T1">Completando la Interface IValueObject&lt;T&gt;</text:span>:</text:p>
      <text:p text:style-name="P1"/>
      <text:p text:style-name="P1">Completamos la interface IValueObject&lt;T&gt; con un nuevo metodo que permita la copia del mismo.</text:p>
      <text:p text:style-name="P1"/>
      <text:p text:style-name="P8"><text:span text:style-name="T4">namespace</text:span><text:span text:style-name="T14"> dddsample.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4"><text:s text:c="4"/>{</text:p>
      <text:p text:style-name="P25"><text:span text:style-name="T14"><text:s text:c="8"/></text:span><text:span text:style-name="T4">bool</text:span><text:span text:style-name="T14"> has_the_same_value_as(T the_other);</text:span></text:p>
      <text:p text:style-name="P14"><text:s text:c="8"/>T copy_into_this();</text:p>
      <text:p text:style-name="P14"><text:s text:c="4"/>}</text:p>
      <text:p text:style-name="P14">}</text:p>
      <text:p text:style-name="P1"/>
      <text:p text:style-name="P1">Nuevamente, destacar la utilizacion del formato "all_lower", a la hora de nombrar el metodo <text:span text:style-name="T47">copy_into_this()</text:span><text:span text:style-name="T50">.</text:span></text:p>
      <text:p text:style-name="P2"/>
      <text:p text:style-name="P2">Con esto finalizamos el codigo necesario para definir un DDD_Value_Object:</text:p>
      <text:p text:style-name="P2"/>
      <text:list xml:id="list37212731" text:style-name="L2">
        <text:list-item>
          <text:p text:style-name="P38">Debe proveernos de un mecanismo para averiguar si dos DDD_Value_Objects son iguales (y los son si almacenan el mismo valor).</text:p>
        </text:list-item>
        <text:list-item>
          <text:p text:style-name="P38">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4"><text:span text:style-name="T5">namespace</text:span><text:span text:style-name="T16"> dddsample.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4"><text:s text:c="4"/>{</text:p>
      <text:p text:style-name="P25"><text:span text:style-name="T14"><text:s text:c="8"/></text:span><text:span text:style-name="T4">///</text:span><text:span text:style-name="T52"> </text:span><text:span text:style-name="T4">&lt;summary&gt;</text:span></text:p>
      <text:p text:style-name="P26"><text:span text:style-name="T18"><text:s text:c="8"/></text:span><text:span text:style-name="T8">///</text:span><text:span text:style-name="T53"> Value objects compare by the values of their attributes,</text:span></text:p>
      <text:p text:style-name="P26"><text:span text:style-name="T53"><text:s text:c="8"/></text:span><text:span text:style-name="T8">///</text:span><text:span text:style-name="T53"> they don't have an identity.</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param name=</text:span><text:span text:style-name="T26">"the_other"</text:span><text:span text:style-name="T4">&gt;</text:span><text:span text:style-name="T52">The other value object.</text:span><text:span text:style-name="T4">&lt;/param&gt;</text:span></text:p>
      <text:p text:style-name="P25"><text:span text:style-name="T14"><text:s text:c="8"/></text:span><text:span text:style-name="T4">///</text:span><text:span text:style-name="T52"> </text:span><text:span text:style-name="T4">&lt;returns&gt;&lt;code&gt;</text:span><text:span text:style-name="T52">true</text:span><text:span text:style-name="T4">&lt;/code&gt;</text:span><text:span text:style-name="T52"> if the given value object's and</text:span></text:p>
      <text:p text:style-name="P25"><text:span text:style-name="T4"><text:s text:c="8"/>///</text:span><text:span text:style-name="T52"> this value object's attributes are the same.</text:span><text:span text:style-name="T4">&lt;/returns&gt;</text:span></text:p>
      <text:p text:style-name="P25"><text:span text:style-name="T14"><text:s text:c="8"/></text:span><text:span text:style-name="T4">bool</text:span><text:span text:style-name="T14"> has_the_same_value_as(T the_other);</text:span></text:p>
      <text:p text:style-name="P14"><text:s text:c="8"/></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Value objects can be freely copied.</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returns&gt;</text:span><text:span text:style-name="T52">A safe, deep copy of this value object.</text:span><text:span text:style-name="T4">&lt;/returns&gt;</text:span></text:p>
      <text:p text:style-name="P14"><text:s text:c="8"/>T copy_into_this();</text:p>
      <text:p text:style-name="P14"><text:s text:c="4"/>}</text:p>
      <text:p text:style-name="P14">}</text:p>
      <text:p text:style-name="P2"/>
      <text:p text:style-name="P8"><text:span text:style-name="T4">namespace</text:span><text:span text:style-name="T14"> dddsample.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ValueObject</text:span><text:span text:style-name="T14">&lt;T&gt;</text:span></text:p>
      <text:p text:style-name="P14"><text:s text:c="4"/>{</text:p>
      <text:p text:style-name="P25"><text:span text:style-name="T14"><text:s text:c="8"/></text:span><text:span text:style-name="T4">bool</text:span><text:span text:style-name="T14"> has_the_same_value_as(T the_other);</text:span></text:p>
      <text:p text:style-name="P14"><text:s text:c="8"/>T copy_into_this();</text:p>
      <text:p text:style-name="P14"><text:s text:c="4"/>}</text:p>
      <text:p text:style-name="P18">}</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6"><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0"><text:span text:style-name="T4">namespace</text:span><text:span text:style-name="T14"> dddsample.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Entity</text:span><text:span text:style-name="T14">&lt;T, ID&gt;</text:span></text:p>
      <text:p text:style-name="P14"><text:s text:c="4"/>{</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Entities compare by identity, not by attributes.</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param name=</text:span><text:span text:style-name="T26">"the_other"</text:span><text:span text:style-name="T4">&gt;</text:span><text:span text:style-name="T52">The other entity.</text:span><text:span text:style-name="T4">&lt;/param&gt;</text:span></text:p>
      <text:p text:style-name="P25"><text:span text:style-name="T14"><text:s text:c="8"/></text:span><text:span text:style-name="T4">///</text:span><text:span text:style-name="T52"> </text:span><text:span text:style-name="T4">&lt;returns&gt;&lt;code&gt;</text:span><text:span text:style-name="T52">true</text:span><text:span text:style-name="T4">&lt;/code&gt;</text:span><text:span text:style-name="T52"> if the identities are the same,</text:span></text:p>
      <text:p text:style-name="P25"><text:span text:style-name="T14"><text:s text:c="8"/></text:span><text:span text:style-name="T4">///</text:span><text:span text:style-name="T52"> regardles of other attributes.</text:span><text:span text:style-name="T4">&lt;/returns&gt;</text:span></text:p>
      <text:p text:style-name="P25"><text:span text:style-name="T14"><text:s text:c="8"/></text:span><text:span text:style-name="T4">bool</text:span><text:span text:style-name="T14"> has_the_same_identity_as(T the_other);</text:span></text:p>
      <text:p text:style-name="P14"/>
      <text:p text:style-name="P25"><text:span text:style-name="T14"><text:s text:c="8"/></text:span><text:span text:style-name="T4">///</text:span><text:span text:style-name="T52"> </text:span><text:span text:style-name="T4">&lt;summary&gt;</text:span></text:p>
      <text:p text:style-name="P25"><text:soft-page-break/><text:span text:style-name="T14"><text:s text:c="8"/></text:span><text:span text:style-name="T4">///</text:span><text:span text:style-name="T52"> Entities have an identity.</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returns&gt;</text:span><text:span text:style-name="T52">The identity of this entity.</text:span><text:span text:style-name="T4">&lt;/returns&gt;</text:span></text:p>
      <text:p text:style-name="P14"><text:s text:c="8"/>ID identity();</text:p>
      <text:p text:style-name="P14"><text:s text:c="4"/>}</text:p>
      <text:p text:style-name="P14">}</text:p>
      <text:p text:style-name="P2"/>
      <text:p text:style-name="P2">La novedad, en este caso, seria ese metodo <text:span text:style-name="T47">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47">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6"><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0"><text:span text:style-name="T4">namespace</text:span><text:span text:style-name="T14"> dddsample.domain.shared</text:span></text:p>
      <text:p text:style-name="P14">{</text:p>
      <text:p text:style-name="P25"><text:span text:style-name="T14"><text:s text:c="4"/></text:span><text:span text:style-name="T4">///</text:span><text:span text:style-name="T52"> </text:span><text:span text:style-name="T4">&lt;summary&gt;</text:span></text:p>
      <text:p text:style-name="P25"><text:span text:style-name="T14"><text:s text:c="4"/></text:span><text:span text:style-name="T4">///</text:span><text:span text:style-name="T52"> A domain event is something that is unique, but does not have a lifecycle.</text:span></text:p>
      <text:p text:style-name="P25"><text:span text:style-name="T14"><text:s text:c="4"/></text:span><text:span text:style-name="T4">///</text:span><text:span text:style-name="T52"> The identity may be explicit, for example the sequence number of a payment, </text:span></text:p>
      <text:p text:style-name="P25"><text:span text:style-name="T14"><text:s text:c="4"/></text:span><text:span text:style-name="T4">///</text:span><text:span text:style-name="T52"> or it could be derived from various aspects of the event such as </text:span></text:p>
      <text:p text:style-name="P25"><text:span text:style-name="T14"><text:s text:c="4"/></text:span><text:span text:style-name="T4">///</text:span><text:span text:style-name="T52"> where, when and what has happened.</text:span></text:p>
      <text:p text:style-name="P25"><text:span text:style-name="T14"><text:s text:c="4"/></text:span><text:span text:style-name="T4">///</text:span><text:span text:style-name="T52"> </text:span><text:span text:style-name="T4">&lt;/summary&gt;</text:span></text:p>
      <text:p text:style-name="P25"><text:span text:style-name="T14"><text:s text:c="4"/></text:span><text:span text:style-name="T4">///</text:span><text:span text:style-name="T52"> </text:span><text:span text:style-name="T4">&lt;typeparam name=</text:span><text:span text:style-name="T26">"T"</text:span><text:span text:style-name="T4">&gt;&lt;/typeparam&gt;</text:span></text:p>
      <text:p text:style-name="P25"><text:span text:style-name="T14"><text:s text:c="4"/></text:span><text:span text:style-name="T4">public</text:span><text:span text:style-name="T14"> </text:span><text:span text:style-name="T4">interface</text:span><text:span text:style-name="T14"> </text:span><text:span text:style-name="T26">IDomainEvent</text:span><text:span text:style-name="T14">&lt;T&gt;</text:span></text:p>
      <text:p text:style-name="P14"><text:s text:c="4"/>{</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p>
      <text:p text:style-name="P25"><text:span text:style-name="T14"><text:s text:c="8"/></text:span><text:span text:style-name="T4">///</text:span><text:span text:style-name="T52"> </text:span><text:span text:style-name="T4">&lt;/summary&gt;</text:span></text:p>
      <text:p text:style-name="P25"><text:soft-page-break/><text:span text:style-name="T14"><text:s text:c="8"/></text:span><text:span text:style-name="T4">///</text:span><text:span text:style-name="T52"> </text:span><text:span text:style-name="T4">&lt;param name=</text:span><text:span text:style-name="T26">"the_other_event"</text:span><text:span text:style-name="T4">&gt;</text:span><text:span text:style-name="T52">The other domain event.</text:span><text:span text:style-name="T4">&lt;/param&gt;</text:span></text:p>
      <text:p text:style-name="P25"><text:span text:style-name="T14"><text:s text:c="8"/></text:span><text:span text:style-name="T4">///</text:span><text:span text:style-name="T52"> </text:span><text:span text:style-name="T4">&lt;returns&gt;&lt;code&gt;</text:span><text:span text:style-name="T52">true</text:span><text:span text:style-name="T4">&lt;/code&gt;</text:span><text:span text:style-name="T52"> if the given domain event </text:span></text:p>
      <text:p text:style-name="P25"><text:span text:style-name="T14"><text:s text:c="8"/></text:span><text:span text:style-name="T4">///</text:span><text:span text:style-name="T52"> and this event are regarded as being the same event.</text:span><text:span text:style-name="T4">&lt;/returns&gt;</text:span></text:p>
      <text:p text:style-name="P25"><text:span text:style-name="T14"><text:s text:c="8"/></text:span><text:span text:style-name="T4">bool</text:span><text:span text:style-name="T14"> is_the_same_event_as(T the_other_event);</text:span></text:p>
      <text:p text:style-name="P14"><text:s text:c="4"/>}</text:p>
      <text:p text:style-name="P14">}</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6"><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7230715" text:style-name="L3">
        <text:list-item>
          <text:p text:style-name="P39">AND</text:p>
        </text:list-item>
        <text:list-item>
          <text:p text:style-name="P39">OR</text:p>
        </text:list-item>
        <text:list-item>
          <text:p text:style-name="P39">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4"><text:span text:style-name="T5">namespace</text:span><text:span text:style-name="T16"> dddsample.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Specification</text:span><text:span text:style-name="T14">&lt;T&gt;</text:span></text:p>
      <text:p text:style-name="P14"><text:soft-page-break/><text:s text:c="4"/>{</text:p>
      <text:p text:style-name="P25"><text:span text:style-name="T14"><text:s text:c="8"/></text:span><text:span text:style-name="T4">bool</text:span><text:span text:style-name="T14"> is_satisfied_by(T item);</text:span></text:p>
      <text:p text:style-name="P25"><text:span text:style-name="T14"><text:s text:c="8"/></text:span><text:span text:style-name="T26">ISpecification</text:span><text:span text:style-name="T14">&lt;T&gt; and(</text:span><text:span text:style-name="T26">ISpecification</text:span><text:span text:style-name="T14">&lt;T&gt; spec);</text:span></text:p>
      <text:p text:style-name="P25"><text:span text:style-name="T14"><text:s text:c="8"/></text:span><text:span text:style-name="T26">ISpecification</text:span><text:span text:style-name="T14">&lt;T&gt; or(</text:span><text:span text:style-name="T26">ISpecification</text:span><text:span text:style-name="T14">&lt;T&gt; spec);</text:span></text:p>
      <text:p text:style-name="P25"><text:span text:style-name="T14"><text:s text:c="8"/></text:span><text:span text:style-name="T26">ISpecification</text:span><text:span text:style-name="T14">&lt;T&gt; not();</text:span></text:p>
      <text:p text:style-name="P14"><text:s text:c="4"/>}</text:p>
      <text:p text:style-name="P14">}</text:p>
      <text:p text:style-name="P2"/>
      <text:p text:style-name="P2">aqui con toda la ceremonia implicita de los comentarios:</text:p>
      <text:p text:style-name="P2"/>
      <text:p text:style-name="P24"><text:span text:style-name="T5">namespace</text:span><text:span text:style-name="T16"> dddsample.domain.shared</text:span></text:p>
      <text:p text:style-name="P14">{</text:p>
      <text:p text:style-name="P25"><text:span text:style-name="T14"><text:s text:c="4"/></text:span><text:span text:style-name="T4">///</text:span><text:span text:style-name="T52"> </text:span><text:span text:style-name="T4">&lt;summary&gt;</text:span></text:p>
      <text:p text:style-name="P25"><text:span text:style-name="T14"><text:s text:c="4"/></text:span><text:span text:style-name="T4">///</text:span><text:span text:style-name="T52"> Specification interface.</text:span></text:p>
      <text:p text:style-name="P25"><text:span text:style-name="T14"><text:s text:c="4"/></text:span><text:span text:style-name="T4">///</text:span><text:span text:style-name="T52"> Use </text:span><text:span text:style-name="T4">&lt;code&gt;</text:span><text:span text:style-name="T52">AbstractSpecification</text:span><text:span text:style-name="T4">&lt;/code&gt;</text:span><text:span text:style-name="T52"> as base for creating specifications,</text:span></text:p>
      <text:p text:style-name="P25"><text:span text:style-name="T14"><text:s text:c="4"/></text:span><text:span text:style-name="T4">///</text:span><text:span text:style-name="T52"> and only the method </text:span><text:span text:style-name="T4">&lt;code&gt;</text:span><text:span text:style-name="T52">is_satisfied_by(Object)</text:span><text:span text:style-name="T4">&lt;/code&gt;</text:span><text:span text:style-name="T52"> must be implemented.</text:span></text:p>
      <text:p text:style-name="P25"><text:span text:style-name="T14"><text:s text:c="4"/></text:span><text:span text:style-name="T4">///</text:span><text:span text:style-name="T52"> </text:span><text:span text:style-name="T4">&lt;/summary&gt;</text:span></text:p>
      <text:p text:style-name="P25"><text:span text:style-name="T14"><text:s text:c="4"/></text:span><text:span text:style-name="T4">///</text:span><text:span text:style-name="T52"> </text:span><text:span text:style-name="T4">&lt;typeparam name=</text:span><text:span text:style-name="T26">"T"</text:span><text:span text:style-name="T4">&gt;&lt;/typeparam&gt;</text:span></text:p>
      <text:p text:style-name="P25"><text:span text:style-name="T14"><text:s text:c="4"/></text:span><text:span text:style-name="T4">public</text:span><text:span text:style-name="T14"> </text:span><text:span text:style-name="T4">interface</text:span><text:span text:style-name="T14"> </text:span><text:span text:style-name="T26">ISpecification</text:span><text:span text:style-name="T14">&lt;T&gt;</text:span></text:p>
      <text:p text:style-name="P14"><text:s text:c="4"/>{</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Check if </text:span><text:span text:style-name="T4">&lt;code&gt;</text:span><text:span text:style-name="T52">item</text:span><text:span text:style-name="T4">&lt;/code&gt;</text:span><text:span text:style-name="T52"> is satisfied by the specification.</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param name=</text:span><text:span text:style-name="T26">"item"</text:span><text:span text:style-name="T4">&gt;</text:span><text:span text:style-name="T52">Object to test.</text:span><text:span text:style-name="T4">&lt;/param&gt;</text:span></text:p>
      <text:p text:style-name="P25"><text:span text:style-name="T14"><text:s text:c="8"/></text:span><text:span text:style-name="T4">///</text:span><text:span text:style-name="T52"> </text:span><text:span text:style-name="T4">&lt;returns&gt;&lt;code&gt;</text:span><text:span text:style-name="T52">true</text:span><text:span text:style-name="T4">&lt;/code&gt;</text:span><text:span text:style-name="T52"> if </text:span><text:span text:style-name="T4">&lt;code&gt;</text:span><text:span text:style-name="T52">item</text:span><text:span text:style-name="T4">&lt;/code&gt;</text:span><text:span text:style-name="T52"> </text:span></text:p>
      <text:p text:style-name="P25"><text:span text:style-name="T14"><text:s text:c="8"/></text:span><text:span text:style-name="T4">///</text:span><text:span text:style-name="T52"> satisfies the specification.</text:span><text:span text:style-name="T4">&lt;/returns&gt;</text:span></text:p>
      <text:p text:style-name="P25"><text:span text:style-name="T14"><text:s text:c="8"/></text:span><text:span text:style-name="T4">bool</text:span><text:span text:style-name="T14"> is_satisfied_by(T item);</text:span></text:p>
      <text:p text:style-name="P14"/>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Create a new specification that is the AND operation </text:span></text:p>
      <text:p text:style-name="P25"><text:span text:style-name="T14"><text:s text:c="8"/></text:span><text:span text:style-name="T4">///</text:span><text:span text:style-name="T52"> of </text:span><text:span text:style-name="T4">&lt;code&gt;</text:span><text:span text:style-name="T52">this</text:span><text:span text:style-name="T4">&lt;/code&gt;</text:span><text:span text:style-name="T52"> specification and another specification.</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param name=</text:span><text:span text:style-name="T26">"spec"</text:span><text:span text:style-name="T4">&gt;</text:span><text:span text:style-name="T52">Specification to AND.</text:span><text:span text:style-name="T4">&lt;/param&gt;</text:span></text:p>
      <text:p text:style-name="P25"><text:span text:style-name="T14"><text:s text:c="8"/></text:span><text:span text:style-name="T4">///</text:span><text:span text:style-name="T52"> </text:span><text:span text:style-name="T4">&lt;returns&gt;</text:span><text:span text:style-name="T52">A new specification.</text:span><text:span text:style-name="T4">&lt;/returns&gt;</text:span></text:p>
      <text:p text:style-name="P25"><text:span text:style-name="T14"><text:s text:c="8"/></text:span><text:span text:style-name="T26">ISpecification</text:span><text:span text:style-name="T14">&lt;T&gt; and(</text:span><text:span text:style-name="T26">ISpecification</text:span><text:span text:style-name="T14">&lt;T&gt; spec);</text:span></text:p>
      <text:p text:style-name="P14"><text:s text:c="8"/></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Create a new specification that is the OR operation </text:span></text:p>
      <text:p text:style-name="P25"><text:span text:style-name="T14"><text:s text:c="8"/></text:span><text:span text:style-name="T4">///</text:span><text:span text:style-name="T52"> of </text:span><text:span text:style-name="T4">&lt;code&gt;</text:span><text:span text:style-name="T52">this</text:span><text:span text:style-name="T4">&lt;/code&gt;</text:span><text:span text:style-name="T52"> specification and another specification.</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param name=</text:span><text:span text:style-name="T26">"spec"</text:span><text:span text:style-name="T4">&gt;</text:span><text:span text:style-name="T52">Specification to OR.</text:span><text:span text:style-name="T4">&lt;/param&gt;</text:span></text:p>
      <text:p text:style-name="P25"><text:span text:style-name="T14"><text:s text:c="8"/></text:span><text:span text:style-name="T4">///</text:span><text:span text:style-name="T52"> </text:span><text:span text:style-name="T4">&lt;returns&gt;</text:span><text:span text:style-name="T52">A new specification.</text:span><text:span text:style-name="T4">&lt;/returns&gt;</text:span></text:p>
      <text:p text:style-name="P25"><text:span text:style-name="T14"><text:s text:c="8"/></text:span><text:span text:style-name="T26">ISpecification</text:span><text:span text:style-name="T14">&lt;T&gt; or(</text:span><text:span text:style-name="T26">ISpecification</text:span><text:span text:style-name="T14">&lt;T&gt; spec);</text:span></text:p>
      <text:p text:style-name="P14"><text:s text:c="8"/></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Create a new specification that is the NOT operation </text:span></text:p>
      <text:p text:style-name="P25"><text:span text:style-name="T14"><text:s text:c="8"/></text:span><text:span text:style-name="T4">///</text:span><text:span text:style-name="T52"> of </text:span><text:span text:style-name="T4">&lt;code&gt;</text:span><text:span text:style-name="T52">this</text:span><text:span text:style-name="T4">&lt;/code&gt;</text:span><text:span text:style-name="T52"> specification.</text:span></text:p>
      <text:p text:style-name="P25"><text:span text:style-name="T14"><text:s text:c="8"/></text:span><text:span text:style-name="T4">///</text:span><text:span text:style-name="T52"> </text:span><text:span text:style-name="T4">&lt;/summary&gt;</text:span></text:p>
      <text:p text:style-name="P25"><text:span text:style-name="T14"><text:s text:c="8"/></text:span><text:span text:style-name="T4">///</text:span><text:span text:style-name="T52"> </text:span><text:span text:style-name="T4">&lt;returns&gt;</text:span><text:span text:style-name="T52">A new specification.</text:span><text:span text:style-name="T4">&lt;/returns&gt;</text:span></text:p>
      <text:p text:style-name="P25"><text:span text:style-name="T14"><text:s text:c="8"/></text:span><text:span text:style-name="T26">ISpecification</text:span><text:span text:style-name="T14">&lt;T&gt; not();</text:span></text:p>
      <text:p text:style-name="P14"><text:s text:c="4"/>}</text:p>
      <text:p text:style-name="P14">}</text:p>
      <text:p text:style-name="P2"/>
      <text:p text:style-name="Standard"><text:span text:style-name="T55">NOTA: Creemos haber descubierto un error en el codigo java ya que la signatura propuesta para el metodo </text:span><text:span text:style-name="T58">not()</text:span><text:span text:style-name="T55"> es la siguiente:</text:span></text:p>
      <text:p text:style-name="P2"/>
      <text:p text:style-name="P24"><text:span text:style-name="T27">ISpecificationJava</text:span><text:span text:style-name="T16">&lt;T&gt; not(</text:span><text:span text:style-name="T27">ISpecificationJava</text:span><text:span text:style-name="T16">&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5"><text:span text:style-name="T4">var</text:span><text:span text:style-name="T14"> not_spec = </text:span><text:span text:style-name="T4">new</text:span><text:span text:style-name="T14"> </text:span><text:span text:style-name="T36">ThisIsYourSpecification</text:span><text:span text:style-name="T14">(</text:span><text:span text:style-name="T26">33</text:span><text:span text:style-name="T14">).not();</text:span></text:p>
      <text:p text:style-name="P2"/>
      <text:p text:style-name="P2">suponiendo que tuviesemos un Specification como:</text:p>
      <text:p text:style-name="P2"/>
      <text:p text:style-name="P29">ThisIsYourSpecification</text:p>
      <text:p text:style-name="P2"/>
      <text:p text:style-name="P2">que admitiese numeros enteros, y haer la comprobacion que considerase oportuna</text:p>
      <text:p text:style-name="P2"/>
      <text:p text:style-name="P11"><text:span text:style-name="T36">ThisIsYourSpecification</text:span><text:span text:style-name="T14">(</text:span><text:span text:style-name="T26">33</text:span><text:span text:style-name="T14">)</text:span></text:p>
      <text:p text:style-name="P2"/>
      <text:p text:style-name="P2">si quisieramos negarla seria asi:</text:p>
      <text:p text:style-name="P2"/>
      <text:p text:style-name="P11"><text:span text:style-name="T36">ThisIsYourSpecification</text:span><text:span text:style-name="T14">(</text:span><text:span text:style-name="T26">33</text:span><text:span text:style-name="T14">).not()</text:span></text:p>
      <text:p text:style-name="P2"/>
      <text:p text:style-name="P2">y vemos claramente que:</text:p>
      <text:p text:style-name="P2"/>
      <text:p text:style-name="P17">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0"><text:span text:style-name="T4">public</text:span><text:span text:style-name="T14"> </text:span><text:span text:style-name="T4">abstract</text:span><text:span text:style-name="T14"> </text:span><text:span text:style-name="T4">class</text:span><text:span text:style-name="T14"> </text:span><text:span text:style-name="T36">Specification</text:span><text:span text:style-name="T14">&lt;T&gt; : </text:span><text:span text:style-name="T26">ISpecification</text:span><text:span text:style-name="T14">&lt;T&gt;</text:span></text:p>
      <text:p text:style-name="P14">{</text:p>
      <text:p text:style-name="P25"><text:span text:style-name="T14"><text:s text:c="4"/></text:span><text:span text:style-name="T4">public</text:span><text:span text:style-name="T14"> </text:span><text:span text:style-name="T26">ISpecification</text:span><text:span text:style-name="T14">&lt;T&gt; and(</text:span><text:span text:style-name="T26">ISpecification</text:span><text:span text:style-name="T14">&lt;T&gt; the_other)</text:span></text:p>
      <text:p text:style-name="P14"><text:s text:c="4"/>{</text:p>
      <text:p text:style-name="P25"><text:span text:style-name="T14"><text:s text:c="8"/></text:span><text:span text:style-name="T4">return</text:span><text:span text:style-name="T14"> </text:span><text:span text:style-name="T4">new</text:span><text:span text:style-name="T14"> </text:span><text:span text:style-name="T36">AndSpecification</text:span><text:span text:style-name="T14">&lt;T&gt;(</text:span><text:span text:style-name="T4">this</text:span><text:span text:style-name="T14">, the_other);</text:span></text:p>
      <text:p text:style-name="P14"><text:s text:c="4"/>}</text:p>
      <text:p text:style-name="P14">}</text:p>
      <text:p text:style-name="P2"/>
      <text:p text:style-name="P2">El metodo <text:span text:style-name="T47">and()</text:span>, internamente, crea una instancia de la clase <text:span text:style-name="T47">AndSpecification&lt;T&gt;</text:span>, de forma que nadie que vea desde fuera esta clase pueda saber que la clase <text:span text:style-name="T47">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47">AndSpecification&lt;T&gt;</text:span>, de crear un objeto falso (un mock object) que nos permita, por ejemplo, asertar que para que el metodo and() se comporte tal y como esperamos, durante su ejecucion debe haber invocado una vez, y solo una, el constructor de la clase <text:span text:style-name="T47">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0"><text:span text:style-name="T4">public</text:span><text:span text:style-name="T14"> </text:span><text:span text:style-name="T4">abstract</text:span><text:span text:style-name="T14"> </text:span><text:span text:style-name="T4">class</text:span><text:span text:style-name="T14"> </text:span><text:span text:style-name="T36">Specification</text:span><text:span text:style-name="T14">&lt;T&gt; : </text:span><text:span text:style-name="T26">ISpecification</text:span><text:span text:style-name="T14">&lt;T&gt;</text:span></text:p>
      <text:p text:style-name="P14">{</text:p>
      <text:p text:style-name="P25"><text:span text:style-name="T14"><text:s text:c="4"/></text:span><text:span text:style-name="T36">AndSpecification</text:span><text:span text:style-name="T14">&lt;T&gt; and_specification;</text:span></text:p>
      <text:p text:style-name="P14"><text:s text:c="4"/></text:p>
      <text:p text:style-name="P25"><text:span text:style-name="T14"><text:s text:c="4"/></text:span><text:span text:style-name="T4">public</text:span><text:span text:style-name="T14"> Specification(</text:span><text:span text:style-name="T36">AndSpecification</text:span><text:span text:style-name="T14">&lt;T&gt; and_specification)</text:span></text:p>
      <text:p text:style-name="P14"><text:s text:c="4"/>{</text:p>
      <text:p text:style-name="P25"><text:span text:style-name="T14"><text:s text:c="8"/></text:span><text:span text:style-name="T4">this</text:span><text:span text:style-name="T14">.and_specification = and_specification;</text:span></text:p>
      <text:p text:style-name="P14"><text:s text:c="4"/>}</text:p>
      <text:p text:style-name="P14"/>
      <text:p text:style-name="P25"><text:span text:style-name="T14"><text:s text:c="4"/></text:span><text:span text:style-name="T4">public</text:span><text:span text:style-name="T14"> </text:span><text:span text:style-name="T26">ISpecification</text:span><text:span text:style-name="T14">&lt;T&gt; and(</text:span><text:span text:style-name="T26">ISpecification</text:span><text:span text:style-name="T14">&lt;T&gt; the_other_specification)</text:span></text:p>
      <text:p text:style-name="P14"><text:s text:c="4"/>{</text:p>
      <text:p text:style-name="P25"><text:span text:style-name="T14"><text:s text:c="8"/></text:span><text:span text:style-name="T4">return</text:span><text:span text:style-name="T14"> and_specification(</text:span><text:span text:style-name="T4">this</text:span><text:span text:style-name="T14">, the_other_specification);</text:span></text:p>
      <text:p text:style-name="P14"><text:s text:c="4"/>}</text:p>
      <text:p text:style-name="P14">}</text:p>
      <text:p text:style-name="P2"/>
      <text:p text:style-name="P2">y enfatizamos el "algo como" ya que hemos hecho trampas. <text:span text:style-name="T47">Specification&lt;T&gt;</text:span> es una clase abstracta, por lo que al declararle un constructor nos vemos en la obligacion de heredar la signatura del constructor en cualquier clase que herede de <text:span text:style-name="T47">Specification&lt;T&gt;</text:span> y en el caso de <text:span text:style-name="T47">AndSpecification&lt;T&gt;</text:span> la signatura del constructor de Specification&lt;T&gt; simple y llanamente carece de sentido, ya que el constructor que buscamos para AndSpecification&lt;T&gt; seria algo asi como:</text:p>
      <text:p text:style-name="P2"/>
      <text:p text:style-name="P10"><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0"><text:span text:style-name="T4">public</text:span><text:span text:style-name="T14"> </text:span><text:span text:style-name="T4">abstract</text:span><text:span text:style-name="T14"> </text:span><text:span text:style-name="T4">class</text:span><text:span text:style-name="T14"> </text:span><text:span text:style-name="T36">Specification</text:span><text:span text:style-name="T14">&lt;T&gt; : </text:span><text:span text:style-name="T26">ISpecification</text:span><text:span text:style-name="T14">&lt;T&gt;</text:span></text:p>
      <text:p text:style-name="P14">{</text:p>
      <text:p text:style-name="P25"><text:span text:style-name="T14"><text:s text:c="4"/></text:span><text:span text:style-name="T36">AndSpecification</text:span><text:span text:style-name="T14">&lt;T&gt; and_specification;</text:span></text:p>
      <text:p text:style-name="P25"><text:span text:style-name="T14"><text:s text:c="4"/></text:span><text:span text:style-name="T36">OrSpecification</text:span><text:span text:style-name="T14">&lt;T&gt; or_specification;</text:span></text:p>
      <text:p text:style-name="P25"><text:span text:style-name="T14"><text:s text:c="4"/></text:span><text:span text:style-name="T36">NotSpecification</text:span><text:span text:style-name="T14">&lt;T&gt; not_specification;</text:span></text:p>
      <text:p text:style-name="P14"/>
      <text:p text:style-name="P25"><text:span text:style-name="T14"><text:s text:c="4"/></text:span><text:span text:style-name="T4">public</text:span><text:span text:style-name="T14"> Specification(</text:span><text:span text:style-name="T36">AndSpecification</text:span><text:span text:style-name="T14">&lt;T&gt; and_specification, </text:span></text:p>
      <text:p text:style-name="P25"><text:span text:style-name="T14"><text:s text:c="25"/></text:span><text:span text:style-name="T36">OrSpecification</text:span><text:span text:style-name="T14">&lt;T&gt; or_specification, </text:span></text:p>
      <text:p text:style-name="P25"><text:span text:style-name="T14"><text:s text:c="25"/></text:span><text:span text:style-name="T36">NotSpecification</text:span><text:span text:style-name="T14">&lt;T&gt; not_specification)</text:span></text:p>
      <text:p text:style-name="P14"><text:s text:c="4"/>{</text:p>
      <text:p text:style-name="P25"><text:span text:style-name="T14"><text:s text:c="8"/></text:span><text:span text:style-name="T4">this</text:span><text:span text:style-name="T14">.and_specification = and_specification;</text:span></text:p>
      <text:p text:style-name="P25"><text:span text:style-name="T14"><text:s text:c="8"/></text:span><text:span text:style-name="T4">this</text:span><text:span text:style-name="T14">.or_specification = or_specification;</text:span></text:p>
      <text:p text:style-name="P25"><text:span text:style-name="T14"><text:s text:c="8"/></text:span><text:span text:style-name="T4">this</text:span><text:span text:style-name="T14">.not_specification = not_specification;</text:span></text:p>
      <text:p text:style-name="P14"><text:s text:c="4"/>}</text:p>
      <text:p text:style-name="P14"/>
      <text:p text:style-name="P25"><text:span text:style-name="T14"><text:s text:c="4"/></text:span><text:span text:style-name="T4">public</text:span><text:span text:style-name="T14"> </text:span><text:span text:style-name="T4">abstract</text:span><text:span text:style-name="T14"> </text:span><text:span text:style-name="T4">bool</text:span><text:span text:style-name="T14"> is_satisfied_by(T item);</text:span></text:p>
      <text:p text:style-name="P14"/>
      <text:p text:style-name="P25"><text:span text:style-name="T14"><text:s text:c="4"/></text:span><text:span text:style-name="T4">public</text:span><text:span text:style-name="T14"> </text:span><text:span text:style-name="T26">ISpecification</text:span><text:span text:style-name="T14">&lt;T&gt; and(</text:span><text:span text:style-name="T26">ISpecification</text:span><text:span text:style-name="T14">&lt;T&gt; the_other_specification)</text:span></text:p>
      <text:p text:style-name="P14"><text:s text:c="4"/>{</text:p>
      <text:p text:style-name="P25"><text:span text:style-name="T14"><text:s text:c="8"/></text:span><text:span text:style-name="T4">return</text:span><text:span text:style-name="T14"> and_specification(</text:span><text:span text:style-name="T4">this</text:span><text:span text:style-name="T14">, the_other_specification);</text:span></text:p>
      <text:p text:style-name="P14"><text:s text:c="4"/>}</text:p>
      <text:p text:style-name="P14"><text:soft-page-break/></text:p>
      <text:p text:style-name="P25"><text:span text:style-name="T14"><text:s text:c="4"/></text:span><text:span text:style-name="T4">public</text:span><text:span text:style-name="T14"> </text:span><text:span text:style-name="T26">ISpecification</text:span><text:span text:style-name="T14">&lt;T&gt; or(</text:span><text:span text:style-name="T26">ISpecification</text:span><text:span text:style-name="T14">&lt;T&gt; the_other_specification)</text:span></text:p>
      <text:p text:style-name="P14"><text:s text:c="4"/>{</text:p>
      <text:p text:style-name="P25"><text:span text:style-name="T14"><text:s text:c="8"/></text:span><text:span text:style-name="T4">return</text:span><text:span text:style-name="T14"> or_specification(</text:span><text:span text:style-name="T4">this</text:span><text:span text:style-name="T14">, the_other_specification);</text:span></text:p>
      <text:p text:style-name="P14"><text:s text:c="4"/>}</text:p>
      <text:p text:style-name="P14"/>
      <text:p text:style-name="P25"><text:span text:style-name="T14"><text:s text:c="4"/></text:span><text:span text:style-name="T4">public</text:span><text:span text:style-name="T14"> </text:span><text:span text:style-name="T26">ISpecification</text:span><text:span text:style-name="T14">&lt;T&gt; not()</text:span></text:p>
      <text:p text:style-name="P14"><text:s text:c="4"/>{</text:p>
      <text:p text:style-name="P25"><text:span text:style-name="T14"><text:s text:c="7"/></text:span><text:span text:style-name="T4">return</text:span><text:span text:style-name="T14"> not_specification(</text:span><text:span text:style-name="T4">this</text:span><text:span text:style-name="T14">);</text:span></text:p>
      <text:p text:style-name="P14"><text:s text:c="4"/>}</text:p>
      <text:p text:style-name="P14">}</text:p>
      <text:p text:style-name="P14"/>
      <text:p text:style-name="P25"><text:span text:style-name="T4">public</text:span><text:span text:style-name="T14"> </text:span><text:span text:style-name="T4">class</text:span><text:span text:style-name="T14"> </text:span><text:span text:style-name="T36">NotSpecification</text:span><text:span text:style-name="T14">&lt;T&gt; : </text:span><text:span text:style-name="T36">Specification</text:span><text:span text:style-name="T14">&lt;T&gt; </text:span></text:p>
      <text:p text:style-name="P14">{</text:p>
      <text:p text:style-name="P25"><text:span text:style-name="T14"><text:s text:c="4"/></text:span><text:span text:style-name="T26">ISpecification</text:span><text:span text:style-name="T14">&lt;T&gt; to_negate;</text:span></text:p>
      <text:p text:style-name="P14"/>
      <text:p text:style-name="P25"><text:span text:style-name="T14"><text:s text:c="4"/></text:span><text:span text:style-name="T4">public</text:span><text:span text:style-name="T14"> NotSpecification(</text:span><text:span text:style-name="T36">AndSpecification</text:span><text:span text:style-name="T14">&lt;T&gt; and_specification, </text:span></text:p>
      <text:p text:style-name="P25"><text:span text:style-name="T14"><text:s text:c="28"/></text:span><text:span text:style-name="T36">OrSpecification</text:span><text:span text:style-name="T14">&lt;T&gt; or_specification, </text:span></text:p>
      <text:p text:style-name="P25"><text:span text:style-name="T14"><text:s text:c="28"/></text:span><text:span text:style-name="T36">NotSpecification</text:span><text:span text:style-name="T14">&lt;T&gt; not_specification) : </text:span></text:p>
      <text:p text:style-name="P25"><text:span text:style-name="T14"><text:s text:c="8"/></text:span><text:span text:style-name="T4">base</text:span><text:span text:style-name="T14">(and_specification, or_specification, not_specification) {}</text:span></text:p>
      <text:p text:style-name="P14"><text:s text:c="8"/></text:p>
      <text:p text:style-name="P25"><text:span text:style-name="T14"><text:s text:c="4"/></text:span><text:span text:style-name="T4">public</text:span><text:span text:style-name="T14"> NotSpecification(</text:span><text:span text:style-name="T26">ISpecification</text:span><text:span text:style-name="T14">&lt;T&gt; to_negate)</text:span></text:p>
      <text:p text:style-name="P14"><text:s text:c="4"/>{</text:p>
      <text:p text:style-name="P25"><text:span text:style-name="T14"><text:s text:c="8"/></text:span><text:span text:style-name="T4">this</text:span><text:span text:style-name="T14">.to_negate = to_negate;</text:span></text:p>
      <text:p text:style-name="P14"><text:s text:c="4"/>}</text:p>
      <text:p text:style-name="P14"/>
      <text:p text:style-name="P25"><text:span text:style-name="T14"><text:s text:c="4"/></text:span><text:span text:style-name="T4">public</text:span><text:span text:style-name="T14"> </text:span><text:span text:style-name="T4">override</text:span><text:span text:style-name="T14"> </text:span><text:span text:style-name="T4">bool</text:span><text:span text:style-name="T14"> is_satisfied_by(T item)</text:span></text:p>
      <text:p text:style-name="P14"><text:s text:c="4"/>{</text:p>
      <text:p text:style-name="P25"><text:span text:style-name="T14"><text:s text:c="8"/></text:span><text:span text:style-name="T4">return</text:span><text:span text:style-name="T14"> !</text:span><text:span text:style-name="T4">this</text:span><text:span text:style-name="T14">.to_negate.is_satisfied_by(item);</text:span></text:p>
      <text:p text:style-name="P14"><text:s text:c="4"/>}</text:p>
      <text:p text:style-name="P14">}</text:p>
      <text:p text:style-name="P14"/>
      <text:p text:style-name="P25"><text:span text:style-name="T4">public</text:span><text:span text:style-name="T14"> </text:span><text:span text:style-name="T4">class</text:span><text:span text:style-name="T14"> </text:span><text:span text:style-name="T36">OrSpecification</text:span><text:span text:style-name="T14">&lt;T&gt; : </text:span><text:span text:style-name="T36">Specification</text:span><text:span text:style-name="T14">&lt;T&gt;</text:span></text:p>
      <text:p text:style-name="P14">{</text:p>
      <text:p text:style-name="P25"><text:span text:style-name="T14"><text:s text:c="4"/></text:span><text:span text:style-name="T26">ISpecification</text:span><text:span text:style-name="T14">&lt;T&gt; left_side;</text:span></text:p>
      <text:p text:style-name="P25"><text:span text:style-name="T14"><text:s text:c="4"/></text:span><text:span text:style-name="T26">ISpecification</text:span><text:span text:style-name="T14">&lt;T&gt; right_side;</text:span></text:p>
      <text:p text:style-name="P14"/>
      <text:p text:style-name="P25"><text:span text:style-name="T14"><text:s text:c="4"/></text:span><text:span text:style-name="T4">public</text:span><text:span text:style-name="T14"> OrSpecification(</text:span><text:span text:style-name="T36">AndSpecification</text:span><text:span text:style-name="T14">&lt;T&gt; and_specification, </text:span></text:p>
      <text:p text:style-name="P25"><text:span text:style-name="T14"><text:s text:c="27"/></text:span><text:span text:style-name="T36">OrSpecification</text:span><text:span text:style-name="T14">&lt;T&gt; or_specification, </text:span></text:p>
      <text:p text:style-name="P25"><text:span text:style-name="T14"><text:s text:c="27"/></text:span><text:span text:style-name="T36">NotSpecification</text:span><text:span text:style-name="T14">&lt;T&gt; not_specification) : </text:span></text:p>
      <text:p text:style-name="P25"><text:span text:style-name="T14"><text:s text:c="8"/></text:span><text:span text:style-name="T4">base</text:span><text:span text:style-name="T14">(and_specification, or_specification, not_specification) {}</text:span></text:p>
      <text:p text:style-name="P14"/>
      <text:p text:style-name="P25"><text:span text:style-name="T14"><text:s text:c="4"/></text:span><text:span text:style-name="T4">public</text:span><text:span text:style-name="T14"> OrSpecification(</text:span><text:span text:style-name="T26">ISpecification</text:span><text:span text:style-name="T14">&lt;T&gt; left_side, </text:span><text:span text:style-name="T26">ISpecification</text:span><text:span text:style-name="T14">&lt;T&gt; right_side)</text:span></text:p>
      <text:p text:style-name="P14"><text:s text:c="4"/>{</text:p>
      <text:p text:style-name="P25"><text:span text:style-name="T14"><text:s text:c="8"/></text:span><text:span text:style-name="T4">this</text:span><text:span text:style-name="T14">.left_side = left_side;</text:span></text:p>
      <text:p text:style-name="P25"><text:span text:style-name="T14"><text:s text:c="8"/></text:span><text:span text:style-name="T4">this</text:span><text:span text:style-name="T14">.right_side = right_side;</text:span></text:p>
      <text:p text:style-name="P14"><text:s text:c="4"/>}</text:p>
      <text:p text:style-name="P14"/>
      <text:p text:style-name="P25"><text:span text:style-name="T14"><text:s text:c="4"/></text:span><text:span text:style-name="T4">public</text:span><text:span text:style-name="T14"> </text:span><text:span text:style-name="T4">override</text:span><text:span text:style-name="T14"> </text:span><text:span text:style-name="T4">bool</text:span><text:span text:style-name="T14"> is_satisfied_by(T item)</text:span></text:p>
      <text:p text:style-name="P14"><text:s text:c="4"/>{</text:p>
      <text:p text:style-name="P25"><text:span text:style-name="T14"><text:s text:c="8"/></text:span><text:span text:style-name="T4">return</text:span><text:span text:style-name="T14"> </text:span><text:span text:style-name="T4">this</text:span><text:span text:style-name="T14">.left_side.is_satisfied_by(item) || </text:span></text:p>
      <text:p text:style-name="P25"><text:span text:style-name="T14"><text:s text:c="15"/></text:span><text:span text:style-name="T4">this</text:span><text:span text:style-name="T14">.right_side.is_satisfied_by(item);</text:span></text:p>
      <text:p text:style-name="P14"><text:s text:c="4"/>}</text:p>
      <text:p text:style-name="P14">}</text:p>
      <text:p text:style-name="P14"/>
      <text:p text:style-name="P25"><text:span text:style-name="T4">public</text:span><text:span text:style-name="T14"> </text:span><text:span text:style-name="T4">class</text:span><text:span text:style-name="T14"> </text:span><text:span text:style-name="T36">AndSpecification</text:span><text:span text:style-name="T14">&lt;T&gt; : </text:span><text:span text:style-name="T36">Specification</text:span><text:span text:style-name="T14">&lt;T&gt;</text:span></text:p>
      <text:p text:style-name="P14">{</text:p>
      <text:p text:style-name="P25"><text:span text:style-name="T14"><text:s text:c="4"/></text:span><text:span text:style-name="T26">ISpecification</text:span><text:span text:style-name="T14">&lt;T&gt; left_side;</text:span></text:p>
      <text:p text:style-name="P25"><text:span text:style-name="T14"><text:s text:c="4"/></text:span><text:span text:style-name="T26">ISpecification</text:span><text:span text:style-name="T14">&lt;T&gt; right_side;</text:span></text:p>
      <text:p text:style-name="P14"/>
      <text:p text:style-name="P25"><text:span text:style-name="T14"><text:s text:c="4"/></text:span><text:span text:style-name="T4">public</text:span><text:span text:style-name="T14"> AndSpecification(</text:span><text:span text:style-name="T36">AndSpecification</text:span><text:span text:style-name="T14">&lt;T&gt; and_specification, </text:span></text:p>
      <text:p text:style-name="P25"><text:span text:style-name="T14"><text:s text:c="28"/></text:span><text:span text:style-name="T36">OrSpecification</text:span><text:span text:style-name="T14">&lt;T&gt; or_specification, </text:span></text:p>
      <text:p text:style-name="P25"><text:soft-page-break/><text:span text:style-name="T14"><text:s text:c="28"/></text:span><text:span text:style-name="T36">NotSpecification</text:span><text:span text:style-name="T14">&lt;T&gt; not_specification) : </text:span></text:p>
      <text:p text:style-name="P25"><text:span text:style-name="T14"><text:s text:c="8"/></text:span><text:span text:style-name="T4">base</text:span><text:span text:style-name="T14">(and_specification, or_specification, not_specification) {}</text:span></text:p>
      <text:p text:style-name="P14"><text:s text:c="8"/></text:p>
      <text:p text:style-name="P25"><text:span text:style-name="T14"><text:s text:c="4"/></text:span><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14"><text:s text:c="4"/>{</text:p>
      <text:p text:style-name="P25"><text:span text:style-name="T14"><text:s text:c="8"/></text:span><text:span text:style-name="T4">this</text:span><text:span text:style-name="T14">.left_side = left_side;</text:span></text:p>
      <text:p text:style-name="P25"><text:span text:style-name="T14"><text:s text:c="8"/></text:span><text:span text:style-name="T4">this</text:span><text:span text:style-name="T14">.right_side = right_side;</text:span></text:p>
      <text:p text:style-name="P14"><text:s text:c="4"/>}</text:p>
      <text:p text:style-name="P14"/>
      <text:p text:style-name="P25"><text:span text:style-name="T14"><text:s text:c="4"/></text:span><text:span text:style-name="T4">public</text:span><text:span text:style-name="T14"> </text:span><text:span text:style-name="T4">override</text:span><text:span text:style-name="T14"> </text:span><text:span text:style-name="T4">bool</text:span><text:span text:style-name="T14"> is_satisfied_by(T item)</text:span></text:p>
      <text:p text:style-name="P14"><text:s text:c="4"/>{</text:p>
      <text:p text:style-name="P25"><text:span text:style-name="T14"><text:s text:c="8"/></text:span><text:span text:style-name="T4">return</text:span><text:span text:style-name="T14"> </text:span><text:span text:style-name="T4">this</text:span><text:span text:style-name="T14">.left_side.is_satisfied_by(item) &amp;&amp; </text:span></text:p>
      <text:p text:style-name="P25"><text:span text:style-name="T14"><text:s text:c="15"/></text:span><text:span text:style-name="T4">this</text:span><text:span text:style-name="T14">.right_side.is_satisfied_by(item);</text:span></text:p>
      <text:p text:style-name="P14"><text:s text:c="4"/>}</text:p>
      <text:p text:style-name="P14">}</text:p>
      <text:p text:style-name="P2"/>
      <text:p text:style-name="P2">Recordando donde estarian los errores:</text:p>
      <text:p text:style-name="P2"/>
      <text:p text:style-name="P2">Primero:</text:p>
      <text:p text:style-name="P2"/>
      <text:p text:style-name="P28"><text:span text:style-name="T12">public</text:span><text:span text:style-name="T23"> </text:span><text:span text:style-name="T33">ISpecification</text:span><text:span text:style-name="T23">&lt;T&gt; and(</text:span><text:span text:style-name="T33">ISpecification</text:span><text:span text:style-name="T23">&lt;T&gt; the_other_specification)</text:span></text:p>
      <text:p text:style-name="P20">{</text:p>
      <text:p text:style-name="P27"><text:span text:style-name="T23"><text:s text:c="4"/></text:span><text:span text:style-name="T12">return</text:span><text:span text:style-name="T23"> and_specification(</text:span><text:span text:style-name="T12">this</text:span><text:span text:style-name="T23">, the_other_specification);</text:span></text:p>
      <text:p text:style-name="P20">}</text:p>
      <text:p text:style-name="P20"/>
      <text:p text:style-name="P27"><text:span text:style-name="T12">public</text:span><text:span text:style-name="T23"> </text:span><text:span text:style-name="T33">ISpecification</text:span><text:span text:style-name="T23">&lt;T&gt; or(</text:span><text:span text:style-name="T33">ISpecification</text:span><text:span text:style-name="T23">&lt;T&gt; the_other_specification)</text:span></text:p>
      <text:p text:style-name="P20">{</text:p>
      <text:p text:style-name="P27"><text:span text:style-name="T23"><text:s text:c="4"/></text:span><text:span text:style-name="T12">return</text:span><text:span text:style-name="T23"> or_specification(</text:span><text:span text:style-name="T12">this</text:span><text:span text:style-name="T23">, the_other_specification);</text:span></text:p>
      <text:p text:style-name="P20">}</text:p>
      <text:p text:style-name="P20"/>
      <text:p text:style-name="P27"><text:span text:style-name="T12">public</text:span><text:span text:style-name="T23"> </text:span><text:span text:style-name="T33">ISpecification</text:span><text:span text:style-name="T23">&lt;T&gt; not()</text:span></text:p>
      <text:p text:style-name="P20">{</text:p>
      <text:p text:style-name="P27"><text:span text:style-name="T23"><text:s text:c="4"/></text:span><text:span text:style-name="T12">return</text:span><text:span text:style-name="T23"> not_specification(</text:span><text:span text:style-name="T12">this</text:span><text:span text:style-name="T23">);</text:span></text:p>
      <text:p text:style-name="P20">}</text:p>
      <text:p text:style-name="P2"/>
      <text:p text:style-name="P2">los tres <text:span text:style-name="T47">return</text:span> serian erroneos ya que no devuelve el tipo esperado.</text:p>
      <text:p text:style-name="P2"/>
      <text:p text:style-name="P2">Segundo:</text:p>
      <text:p text:style-name="P2"/>
      <text:p text:style-name="P28"><text:span text:style-name="T12">public</text:span><text:span text:style-name="T23"> NotSpecification(</text:span><text:span text:style-name="T33">ISpecification</text:span><text:span text:style-name="T23">&lt;T&gt; to_negate)</text:span></text:p>
      <text:p text:style-name="P20">{</text:p>
      <text:p text:style-name="P27"><text:span text:style-name="T23"><text:s text:c="4"/></text:span><text:span text:style-name="T12">this</text:span><text:span text:style-name="T23">.to_negate = to_negate;</text:span></text:p>
      <text:p text:style-name="P20">}</text:p>
      <text:p text:style-name="P28"/>
      <text:p text:style-name="P28"><text:span text:style-name="T12">public</text:span><text:span text:style-name="T23"> OrSpecification(</text:span><text:span text:style-name="T33">ISpecification</text:span><text:span text:style-name="T23">&lt;T&gt; left_side, </text:span><text:span text:style-name="T33">ISpecification</text:span><text:span text:style-name="T23">&lt;T&gt; right_side)</text:span></text:p>
      <text:p text:style-name="P20">{</text:p>
      <text:p text:style-name="P27"><text:span text:style-name="T23"><text:s text:c="4"/></text:span><text:span text:style-name="T12">this</text:span><text:span text:style-name="T23">.left_side = left_side;</text:span></text:p>
      <text:p text:style-name="P27"><text:span text:style-name="T23"><text:s text:c="4"/></text:span><text:span text:style-name="T12">this</text:span><text:span text:style-name="T23">.right_side = right_side;</text:span></text:p>
      <text:p text:style-name="P20">}</text:p>
      <text:p text:style-name="P28"/>
      <text:p text:style-name="P28"><text:span text:style-name="T12">public</text:span><text:span text:style-name="T23"> AndSpecification(</text:span><text:span text:style-name="T33">ISpecification</text:span><text:span text:style-name="T23">&lt;T&gt; left_side, </text:span><text:span text:style-name="T33">ISpecification</text:span><text:span text:style-name="T23">&lt;T&gt; right_side)</text:span></text:p>
      <text:p text:style-name="P20">{</text:p>
      <text:p text:style-name="P27"><text:span text:style-name="T23"><text:s text:c="4"/></text:span><text:span text:style-name="T12">this</text:span><text:span text:style-name="T23">.left_side = left_side;</text:span></text:p>
      <text:p text:style-name="P27"><text:span text:style-name="T23"><text:s text:c="4"/></text:span><text:span text:style-name="T12">this</text:span><text:span text:style-name="T23">.right_side = right_side;</text:span></text:p>
      <text:p text:style-name="P20">}</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66">abstracta </text:span><text:span text:style-name="T48">Specification&lt;T&gt;</text:span><text:span text:style-name="T66">.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0"><text:span text:style-name="T4">public</text:span><text:span text:style-name="T14"> </text:span><text:span text:style-name="T4">interface</text:span><text:span text:style-name="T14"> </text:span><text:span text:style-name="T26">ISpecification</text:span><text:span text:style-name="T14">&lt;T&gt;</text:span></text:p>
      <text:p text:style-name="P14">{</text:p>
      <text:p text:style-name="P25"><text:span text:style-name="T14"><text:s text:c="4"/></text:span><text:span text:style-name="T4">bool</text:span><text:span text:style-name="T14"> is_satisfied_by(T item);</text:span></text:p>
      <text:p text:style-name="P14">}</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0"><text:span text:style-name="T4">public</text:span><text:span text:style-name="T14"> </text:span><text:span text:style-name="T4">class</text:span><text:span text:style-name="T14"> </text:span><text:span text:style-name="T36">AndSpecification</text:span><text:span text:style-name="T14">&lt;T&gt; : </text:span><text:span text:style-name="T26">ISpecification</text:span><text:span text:style-name="T14">&lt;T&gt; </text:span></text:p>
      <text:p text:style-name="P14">{</text:p>
      <text:p text:style-name="P25"><text:span text:style-name="T14"><text:s text:c="4"/></text:span><text:span text:style-name="T4">public</text:span><text:span text:style-name="T14"> </text:span><text:span text:style-name="T4">bool</text:span><text:span text:style-name="T14"> is_satisfied_by(T item)</text:span></text:p>
      <text:p text:style-name="P14"><text:s text:c="4"/>{</text:p>
      <text:p text:style-name="P25"><text:span text:style-name="T14"><text:s text:c="8"/></text:span><text:span text:style-name="T4">throw</text:span><text:span text:style-name="T14"> </text:span><text:span text:style-name="T4">new</text:span><text:span text:style-name="T14"> </text:span><text:span text:style-name="T46">NotImplementedException</text:span><text:span text:style-name="T15">();</text:span></text:p>
      <text:p text:style-name="P15"><text:s text:c="4"/>}</text:p>
      <text:p text:style-name="P15">}</text:p>
      <text:p text:style-name="P2"/>
      <text:p text:style-name="P2">Para que pueda realizar su trabajo (lease "para poder implementar el metodo is_satisfied_by(T item)"), vamos a inyectarle via el constructor de sus dos dependencias:</text:p>
      <text:p text:style-name="P2"/>
      <text:p text:style-name="P10"><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2"/>
      <text:p text:style-name="P2">de forma que pueda realizar su trabajo con un simple:</text:p>
      <text:p text:style-name="P2"/>
      <text:p text:style-name="P10"><text:span text:style-name="T4">return</text:span><text:span text:style-name="T14"> left_side.is_satisfied_by(item) &amp;&amp; right_side.is_satisfied_by(item);</text:span></text:p>
      <text:p text:style-name="P2"/>
      <text:p text:style-name="P2">El codigo completo seria:</text:p>
      <text:p text:style-name="P2"/>
      <text:p text:style-name="P10"><text:span text:style-name="T4">public</text:span><text:span text:style-name="T14"> </text:span><text:span text:style-name="T4">class</text:span><text:span text:style-name="T14"> </text:span><text:span text:style-name="T36">AndSpecification</text:span><text:span text:style-name="T14">&lt;T&gt; : </text:span><text:span text:style-name="T26">ISpecification</text:span><text:span text:style-name="T14">&lt;T&gt; </text:span></text:p>
      <text:p text:style-name="P14">{</text:p>
      <text:p text:style-name="P25"><text:span text:style-name="T14"><text:s text:c="4"/></text:span><text:span text:style-name="T26">ISpecification</text:span><text:span text:style-name="T14">&lt;T&gt; left_side;</text:span></text:p>
      <text:p text:style-name="P25"><text:span text:style-name="T14"><text:s text:c="4"/></text:span><text:span text:style-name="T26">ISpecification</text:span><text:span text:style-name="T14">&lt;T&gt; right_side;</text:span></text:p>
      <text:p text:style-name="P14"><text:soft-page-break/></text:p>
      <text:p text:style-name="P25"><text:span text:style-name="T14"><text:s text:c="4"/></text:span><text:span text:style-name="T4">public</text:span><text:span text:style-name="T14"> AndSpecification(</text:span><text:span text:style-name="T26">ISpecification</text:span><text:span text:style-name="T14">&lt;T&gt; left_side, </text:span><text:span text:style-name="T26">ISpecification</text:span><text:span text:style-name="T14">&lt;T&gt; right_side)</text:span></text:p>
      <text:p text:style-name="P14"><text:s text:c="4"/>{</text:p>
      <text:p text:style-name="P25"><text:span text:style-name="T14"><text:s text:c="8"/></text:span><text:span text:style-name="T4">this</text:span><text:span text:style-name="T14">.left_side = left_side;</text:span></text:p>
      <text:p text:style-name="P25"><text:span text:style-name="T14"><text:s text:c="8"/></text:span><text:span text:style-name="T4">this</text:span><text:span text:style-name="T14">.right_side = right_side;</text:span></text:p>
      <text:p text:style-name="P14"><text:s text:c="4"/>}</text:p>
      <text:p text:style-name="P14"/>
      <text:p text:style-name="P25"><text:span text:style-name="T14"><text:s text:c="4"/></text:span><text:span text:style-name="T4">public</text:span><text:span text:style-name="T14"> </text:span><text:span text:style-name="T4">bool</text:span><text:span text:style-name="T14"> is_satisfied_by(T item)</text:span></text:p>
      <text:p text:style-name="P14"><text:s text:c="4"/>{</text:p>
      <text:p text:style-name="P25"><text:span text:style-name="T14"><text:s text:c="8"/></text:span><text:span text:style-name="T4">return</text:span><text:span text:style-name="T14"> left_side.is_satisfied_by(item) &amp;&amp; right_side.is_satisfied_by(item);</text:span></text:p>
      <text:p text:style-name="P14"><text:s text:c="4"/>}</text:p>
      <text:p text:style-name="P14">}</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5">»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0">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56">Implementando el primer Scenario ("Happy Day Scenario")</text:span><text:span text:style-name="T55">:</text:span></text:p>
      <text:p text:style-name="P2"/>
      <text:p text:style-name="P2">Mantengamos lo siguiente como referenc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1">» It should not evaluate the right side condition</text:p>
      <text:p text:style-name="P2"/>
      <text:p text:style-name="P2">La Specification y sus Asertions usando Machine.Specifications.DevelopWithPassion serian:</text:p>
      <text:p text:style-name="P2"/>
      <text:p text:style-name="P21"><text:span text:style-name="T3">public</text:span><text:span text:style-name="T67"> </text:span><text:span text:style-name="T3">class</text:span><text:span text:style-name="T67"> </text:span><text:span text:style-name="T35">concern_for_the_or_specification</text:span><text:span text:style-name="T67"> : </text:span></text:p>
      <text:p text:style-name="P21"><text:span text:style-name="T35"><text:s text:c="3"/>Observes</text:span><text:span text:style-name="T67">&lt;</text:span><text:span text:style-name="T25">ISpecification</text:span><text:span text:style-name="T67">&lt;</text:span><text:span text:style-name="T25">IWhateverType</text:span><text:span text:style-name="T67">&gt;, </text:span><text:span text:style-name="T35">OrSpecification</text:span><text:span text:style-name="T67">&lt;</text:span><text:span text:style-name="T25">IWhateverType</text:span><text:span text:style-name="T67">&gt;&gt; {}</text:span></text:p>
      <text:p text:style-name="P14"/>
      <text:p text:style-name="P25"><text:span text:style-name="T4">public</text:span><text:span text:style-name="T14"> </text:span><text:span text:style-name="T4">class</text:span><text:span text:style-name="T14"> </text:span><text:span text:style-name="T36">when_asked_if_an_item_that_meets_both_conditions_satisfies_the_or_operator_specification</text:span><text:span text:style-name="T14"> : </text:span><text:span text:style-name="T36">concern_for_the_or_specification</text:span></text:p>
      <text:p text:style-name="P14">{</text:p>
      <text:p text:style-name="P25"><text:span text:style-name="T14"><text:s text:c="4"/></text:span><text:span text:style-name="T26">It</text:span><text:span text:style-name="T14"> should_confirm_that_the_or_operator_specification_was_satisfied = () =&gt; </text:span></text:p>
      <text:p text:style-name="P14"><text:s text:c="7"/>result.ShouldBeTrue();</text:p>
      <text:p text:style-name="P14"/>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4"><text:s text:c="4"/></text:span><text:span text:style-name="T26">It</text:span><text:span text:style-name="T14"> should_not_evaluate_the_right_side_condition = () =&gt;</text:span></text:p>
      <text:p text:style-name="P14"><text:s text:c="7"/>right_side_specification</text:p>
      <text:p text:style-name="P14"><text:s text:c="10"/>.never_received(x =&gt; x.is_satisfied_by(the_item_that_meets_both_conditions));</text:p>
      <text:p text:style-name="P14">}</text:p>
      <text:p text:style-name="P2"/>
      <text:p text:style-name="P2">Analicemos por un instante las Asertions de los Bloque IT por separado, para evitar perdernos en el monton de codigo:</text:p>
      <text:p text:style-name="P2"/>
      <text:p text:style-name="Standard"><text:span text:style-name="T56">It should confirm that the or operator specification was satisfied</text:span><text:span text:style-name="T55">:</text:span></text:p>
      <text:p text:style-name="P2"/>
      <text:p text:style-name="P25"><text:span text:style-name="T26">It</text:span><text:span text:style-name="T14"> should_confirm_that_the_or_operator_specification_was_satisfied = () =&gt; </text:span></text:p>
      <text:p text:style-name="P17"><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56">It should evaluate the left side condition</text:span><text:span text:style-name="T57">:</text:span></text:p>
      <text:p text:style-name="P3"/>
      <text:p text:style-name="P25"><text:span text:style-name="T26">It</text:span><text:span text:style-name="T14"> should_evaluate_the_left_side_condition = () =&gt;</text:span></text:p>
      <text:p text:style-name="P14"><text:s text:c="3"/>left_side_specification</text:p>
      <text:p text:style-name="P14"><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56">It should not evaluate the right side condition</text:span><text:span text:style-name="T57">:</text:span></text:p>
      <text:p text:style-name="P3"/>
      <text:p text:style-name="P25"><text:span text:style-name="T26">It</text:span><text:span text:style-name="T14"> should_not_evaluate_the_right_side_condition = () =&gt;</text:span></text:p>
      <text:p text:style-name="P14"><text:s text:c="3"/>right_side_specification</text:p>
      <text:p text:style-name="P14"><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60">El bloque BECAUSE del primer Scenario</text:span><text:span text:style-name="T59">:</text:span></text:p>
      <text:p text:style-name="P2"/>
      <text:p text:style-name="P2">Recordemos que en este bloque es en el que vamos a detallar la razon por la cual se produce el comportamiento testado, es decir, es donde invocamos el System Under Test (sut):</text:p>
      <text:p text:style-name="P2"/>
      <text:p text:style-name="P25"><text:span text:style-name="T27">Because</text:span><text:span text:style-name="T16">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60">El bloque ESTABLISH del primer Scenario</text:span><text:span text:style-name="T59">:</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52">// Version 1 – Errores Inconsistentes</text:p>
      <text:p text:style-name="P52"/>
      <text:p text:style-name="P25"><text:span text:style-name="T26">Establish</text:span><text:span text:style-name="T14"> context = () =&gt;</text:span></text:p>
      <text:p text:style-name="P14">{</text:p>
      <text:p text:style-name="P25"><text:span text:style-name="T14"><text:s text:c="4"/>left_side_specification = the_dependency&lt;</text:span><text:span text:style-name="T26">ISpecification</text:span><text:span text:style-name="T14">&lt;</text:span><text:span text:style-name="T26">IWhateverType</text:span><text:span text:style-name="T14">&gt;&gt;();</text:span></text:p>
      <text:p text:style-name="P25"><text:span text:style-name="T14"><text:s text:c="4"/>right_side_specification = the_dependency&lt;</text:span><text:span text:style-name="T26">ISpecification</text:span><text:span text:style-name="T14">&lt;</text:span><text:span text:style-name="T26">IWhateverType</text:span><text:span text:style-name="T14">&gt;&gt;();</text:span></text:p>
      <text:p text:style-name="P25"><text:span text:style-name="T14"><text:s text:c="4"/>the_item_that_meets_both_conditions = an&lt;</text:span><text:span text:style-name="T26">IWhateverType</text:span><text:span text:style-name="T14">&gt;();</text:span></text:p>
      <text:p text:style-name="P14"/>
      <text:p text:style-name="P14"><text:s text:c="4"/>left_side_specification</text:p>
      <text:p text:style-name="P14"><text:s text:c="8"/>.Stub(x =&gt; x.is_satisfied_by(the_item_that_meets_both_conditions))</text:p>
      <text:p text:style-name="P25"><text:span text:style-name="T14"><text:s text:c="8"/>.Return(</text:span><text:span text:style-name="T4">true</text:span><text:span text:style-name="T14">);</text:span></text:p>
      <text:p text:style-name="P14"><text:s text:c="4"/>right_side_specification</text:p>
      <text:p text:style-name="P14"><text:s text:c="8"/>.Stub(x =&gt; x.is_satisfied_by(the_item_that_meets_both_conditions))</text:p>
      <text:p text:style-name="P25"><text:span text:style-name="T14"><text:s text:c="8"/>.Return(</text:span><text:span text:style-name="T4">true</text:span><text:span text:style-name="T14">);</text:span></text:p>
      <text:p text:style-name="P17">};</text:p>
      <text:p text:style-name="P17"/>
      <text:p text:style-name="P53"/>
      <text:p text:style-name="P53">// Version 2 - Correcta</text:p>
      <text:p text:style-name="P53"/>
      <text:p text:style-name="P17"><text:span text:style-name="T24">Establish</text:span> context = () =&gt;</text:p>
      <text:p text:style-name="P14">{</text:p>
      <text:p text:style-name="P25"><text:span text:style-name="T14"><text:s text:c="4"/>left_side_specification = an&lt;</text:span><text:span text:style-name="T26">ISpecification</text:span><text:span text:style-name="T14">&lt;</text:span><text:span text:style-name="T26">IWhateverType</text:span><text:span text:style-name="T14">&gt;&gt;();</text:span></text:p>
      <text:p text:style-name="P25"><text:span text:style-name="T14"><text:s text:c="4"/>right_side_specification = an&lt;</text:span><text:span text:style-name="T26">ISpecification</text:span><text:span text:style-name="T14">&lt;</text:span><text:span text:style-name="T26">IWhateverType</text:span><text:span text:style-name="T14">&gt;&gt;();</text:span></text:p>
      <text:p text:style-name="P25"><text:span text:style-name="T14"><text:s text:c="4"/>the_item_that_meets_both_conditions = an&lt;</text:span><text:span text:style-name="T26">IWhateverType</text:span><text:span text:style-name="T14">&gt;();</text:span></text:p>
      <text:p text:style-name="P14"/>
      <text:p text:style-name="P14"><text:s text:c="4"/>left_side_specification</text:p>
      <text:p text:style-name="P14"><text:s text:c="7"/>.Stub(x =&gt; x.is_satisfied_by(the_item_that_meets_both_conditions))</text:p>
      <text:p text:style-name="P25"><text:span text:style-name="T14"><text:s text:c="7"/>.Return(</text:span><text:span text:style-name="T4">false</text:span><text:span text:style-name="T14">);</text:span></text:p>
      <text:p text:style-name="P14"><text:s text:c="4"/>right_side_specification</text:p>
      <text:p text:style-name="P14"><text:s text:c="7"/>.Stub(x =&gt; x.is_satisfied_by(the_item_that_meets_both_conditions))</text:p>
      <text:p text:style-name="P25"><text:span text:style-name="T14"><text:s text:c="7"/>.Return(</text:span><text:span text:style-name="T4">true</text:span><text:span text:style-name="T14">);</text:span></text:p>
      <text:p text:style-name="P14"/>
      <text:p text:style-name="P25"><text:span text:style-name="T14"><text:s text:c="4"/>create_sut_using(() =&gt; </text:span><text:span text:style-name="T4">new</text:span><text:span text:style-name="T14"> </text:span><text:span text:style-name="T36">OrSpecification</text:span><text:span text:style-name="T14">&lt;</text:span><text:span text:style-name="T26">IWhateverType</text:span><text:span text:style-name="T14">&gt;(left_side_specification, </text:span></text:p>
      <text:p text:style-name="P14"><text:s text:c="62"/>right_side_specification)</text:p>
      <text:p text:style-name="P14"><text:s text:c="20"/>);</text:p>
      <text:p text:style-name="P14">};</text:p>
      <text:p text:style-name="P2"/>
      <text:p text:style-name="P2"><text:soft-page-break/>Vamos primero con la version 1.</text:p>
      <text:p text:style-name="P2"/>
      <text:p text:style-name="P2">Vemos que esta dividido en dos bloques:</text:p>
      <text:p text:style-name="P2"/>
      <text:list xml:id="list37220086" text:style-name="L4">
        <text:list-item>
          <text:p text:style-name="P40">En el primer bloque simplemente creamos todos los objetos que necesitamos a traves de las factorias que nos provee machine.specifications.developwithpassion:</text:p>
          <text:list>
            <text:list-item>
              <text:p text:style-name="P40">the_dependency&lt;T&gt;(), crea un mock del tipo especificado por T y ademas lo inyecta al constructor cuando se crea el System Under Test (sut).</text:p>
            </text:list-item>
            <text:list-item>
              <text:p text:style-name="P40">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7207889" text:style-name="L5">
        <text:list-item>
          <text:p text:style-name="P41">En el segundo bloque establecemos el comportamiento esperado de los dos mocks creados anteriormente (left_side_specification y right_side_specification), obligandolos a que:</text:p>
          <text:list>
            <text:list-item>
              <text:p text:style-name="P41">cuando reciban una llamada al metodo is_satisfied_by() con el argumento the_item_that_meets_both_conditions,</text:p>
            </text:list-item>
            <text:list-item>
              <text:p text:style-name="P41">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0"><text:span text:style-name="T4">public</text:span><text:span text:style-name="T14"> OrSpecification(</text:span><text:span text:style-name="T26">ISpecification</text:span><text:span text:style-name="T14">&lt;T&gt; left_side_specification, </text:span></text:p>
      <text:p text:style-name="P10"><text:span text:style-name="T14"><text:s text:c="23"/></text:span><text:span text:style-name="T26">ISpecification</text:span><text:span text:style-name="T14">&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8237676" text:continue-list="list37220086" text:style-name="L4">
        <text:list-item>
          <text:p text:style-name="P40">En el primer bloque simplemente creamos todos los objetos que necesitamos a traves de las factorias que nos provee machine.specifications.developwithpassion:</text:p>
          <text:list>
            <text:list-item>
              <text:p text:style-name="P40">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7234074" text:style-name="L6">
        <text:list-item>
          <text:p text:style-name="P42"><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2">cuando reciban una llamada al metodo is_satisfied_by() con el argumento the_item_that_meets_both_conditions,</text:p>
            </text:list-item>
            <text:list-item>
              <text:p text:style-name="P42">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7238113" text:style-name="L7">
        <text:list-item>
          <text:p text:style-name="P43">En la version 1:</text:p>
          <text:list>
            <text:list-item>
              <text:p text:style-name="P43">Dos llamadas a the_dependency&lt;T&gt;() y</text:p>
            </text:list-item>
            <text:list-item>
              <text:p text:style-name="P43">Una llamada a an&lt;T&gt;()</text:p>
              <text:p text:style-name="P43"/>
            </text:list-item>
          </text:list>
        </text:list-item>
        <text:list-item>
          <text:p text:style-name="P43">En la version 2:</text:p>
          <text:list>
            <text:list-item>
              <text:p text:style-name="P43">Tres llamadas a an&lt;T&gt;()</text:p>
            </text:list-item>
          </text:list>
        </text:list-item>
      </text:list>
      <text:p text:style-name="P2"/>
      <text:p text:style-name="P2">Vamos por lo tanto con el tercer bloque:</text:p>
      <text:p text:style-name="P2"/>
      <text:list xml:id="list37233689" text:style-name="L8">
        <text:list-item>
          <text:p text:style-name="P44">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25"><text:span text:style-name="T14">create_sut_using(() =&gt; </text:span><text:span text:style-name="T4">new</text:span><text:span text:style-name="T14"> </text:span><text:span text:style-name="T36">OrSpecification</text:span><text:span text:style-name="T14">&lt;</text:span><text:span text:style-name="T26">IWhateverType</text:span><text:span text:style-name="T14">&gt;(left_side_specification, </text:span></text:p>
      <text:p text:style-name="P25"><text:span text:style-name="T14"><text:s text:c="58"/>right_side_specification)</text:span><text:span text:style-name="T16">);</text:span></text:p>
      <text:p text:style-name="P2"/>
      <text:p text:style-name="Standard"><text:span text:style-name="T56">La implementacion completa del primer Scenario ("Happy Day Scenario")</text:span><text:span text:style-name="T55">:</text:span><text:span text:style-name="T55"> </text:span></text:p>
      <text:p text:style-name="P2"/>
      <text:p text:style-name="P2">Esta seria la BDD_Spec completa con todos los elementos que entran en juego:</text:p>
      <text:p text:style-name="P2"/>
      <text:p text:style-name="P13"><text:span text:style-name="T2">public</text:span> <text:span text:style-name="T2">class</text:span> <text:span text:style-name="T34">concern_for_the_or_specification</text:span> : </text:p>
      <text:p text:style-name="P13"><text:span text:style-name="T34"><text:s text:c="3"/>Observes</text:span>&lt;<text:span text:style-name="T24">ISpecification</text:span>&lt;<text:span text:style-name="T24">IWhateverType</text:span>&gt;, <text:span text:style-name="T34">OrSpecification</text:span>&lt;<text:span text:style-name="T24">IWhateverType</text:span>&gt;&gt; {}</text:p>
      <text:p text:style-name="P14"/>
      <text:p text:style-name="P25"><text:span text:style-name="T4">public</text:span><text:span text:style-name="T14"> </text:span><text:span text:style-name="T4">class</text:span><text:span text:style-name="T14"> </text:span><text:span text:style-name="T36">when_asked_if_an_item_that_meets_both_conditions_satisfies_the_or_operator_specification</text:span><text:span text:style-name="T14"> : </text:span><text:span text:style-name="T36">concern_for_the_or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text:span></text:p>
      <text:p text:style-name="P25"><text:span text:style-name="T14"><text:s text:c="8"/>the_item_that_meets_both_conditions = an&lt;</text:span><text:span text:style-name="T26">IWhateverType</text:span><text:span text:style-name="T14">&gt;();</text:span></text:p>
      <text:p text:style-name="P14"/>
      <text:p text:style-name="P14"><text:s text:c="8"/>left_side_specification</text:p>
      <text:p text:style-name="P14"><text:s text:c="11"/>.Stub(x =&gt; x.is_satisfied_by(the_item_that_meets_both_conditions))</text:p>
      <text:p text:style-name="P25"><text:span text:style-name="T14"><text:s text:c="11"/>.Return(</text:span><text:span text:style-name="T4">true</text:span><text:span text:style-name="T14">);</text:span></text:p>
      <text:p text:style-name="P14"><text:s text:c="8"/>right_side_specification</text:p>
      <text:p text:style-name="P14"><text:s text:c="11"/>.Stub(x =&gt; x.is_satisfied_by(the_item_that_meets_both_conditions))</text:p>
      <text:p text:style-name="P25"><text:span text:style-name="T14"><text:s text:c="11"/>.Return(</text:span><text:span text:style-name="T4">true</text:span><text:span text:style-name="T14">);</text:span></text:p>
      <text:p text:style-name="P14"/>
      <text:p text:style-name="P25"><text:span text:style-name="T14"><text:s text:c="8"/>create_sut_using(() =&gt; </text:span><text:span text:style-name="T4">new</text:span><text:span text:style-name="T14"> </text:span><text:span text:style-name="T36">OrSpecification</text:span><text:span text:style-name="T14">&lt;</text:span><text:span text:style-name="T26">IWhateverType</text:span><text:span text:style-name="T14">&gt;(</text:span></text:p>
      <text:p text:style-name="P14"><text:tab/><text:tab/><text:tab/><text:tab/><text:tab/><text:tab/><text:tab/><text:tab/>left_side_specification, </text:p>
      <text:p text:style-name="P14"><text:soft-page-break/><text:tab/><text:tab/><text:tab/><text:tab/><text:tab/><text:tab/><text:tab/><text:tab/>right_side_specification));</text:p>
      <text:p text:style-name="P14"><text:s text:c="4"/>};</text:p>
      <text:p text:style-name="P14"/>
      <text:p text:style-name="P25"><text:span text:style-name="T14"><text:s text:c="4"/></text:span><text:span text:style-name="T26">Because</text:span><text:span text:style-name="T14"> of = () =&gt; </text:span></text:p>
      <text:p text:style-name="P14"><text:s text:c="7"/>result = sut.is_satisfied_by(the_item_that_meets_both_conditions);</text:p>
      <text:p text:style-name="P14"/>
      <text:p text:style-name="P25"><text:span text:style-name="T14"><text:s text:c="4"/></text:span><text:span text:style-name="T26">It</text:span><text:span text:style-name="T14"> should_confirm_that_the_or_operator_specification_was_satisfied = () =&gt; result.ShouldBeTrue();</text:span></text:p>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x =&gt; x.is_satisfied_by(the_item_that_meets_both_conditions));</text:p>
      <text:p text:style-name="P25"><text:span text:style-name="T14"><text:s text:c="4"/></text:span><text:span text:style-name="T26">It</text:span><text:span text:style-name="T14"> should_not_evaluate_the_right_side_condition = () =&gt;</text:span></text:p>
      <text:p text:style-name="P14"><text:s text:c="7"/>right_side_specification</text:p>
      <text:p text:style-name="P14"><text:s text:c="10"/>.never_received(x =&gt; x.is_satisfied_by(the_item_that_meets_both_conditions));</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both_conditions;</text:span></text:p>
      <text:p text:style-name="P14">}</text:p>
      <text:p text:style-name="P2"/>
      <text:p text:style-name="P2">A mayores hemos creado la interface IWhateverType(), que simula el comportamiento de cualquier interface que definamos (algo asi como Object() pero en version interface):</text:p>
      <text:p text:style-name="P2"/>
      <text:p text:style-name="P10"><text:span text:style-name="T4">namespace</text:span><text:span text:style-name="T14"> dddsample.specs.domain.shared</text:span></text:p>
      <text:p text:style-name="P14">{</text:p>
      <text:p text:style-name="P25"><text:span text:style-name="T14"><text:s text:c="4"/></text:span><text:span text:style-name="T4">public</text:span><text:span text:style-name="T14"> </text:span><text:span text:style-name="T4">interface</text:span><text:span text:style-name="T14"> </text:span><text:span text:style-name="T26">IWhateverType</text:span><text:span text:style-name="T14"> { }</text:span></text:p>
      <text:p text:style-name="P14">}</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25"><text:span text:style-name="T26">It</text:span><text:span text:style-name="T14"> should_evaluate_the_left_side_condition</text:span></text:p>
      <text:p text:style-name="P25"><text:span text:style-name="T27">It</text:span><text:span text:style-name="T16"> should_not_evaluate_the_right_side_condition</text:span></text:p>
      <text:p text:style-name="P2"/>
      <text:p text:style-name="P2">vemos que necesitamos que necesitamos:</text:p>
      <text:p text:style-name="P2"/>
      <text:p text:style-name="P21">left_side_specification.is_satisfied_by(item);</text:p>
      <text:p text:style-name="P2"/>
      <text:p text:style-name="P2">pero no:</text:p>
      <text:p text:style-name="P2"/>
      <text:p text:style-name="P22">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0"><text:span text:style-name="T4">public</text:span><text:span text:style-name="T14"> OrSpecification(</text:span><text:span text:style-name="T26">ISpecification</text:span><text:span text:style-name="T14">&lt;T&gt; left_side_specification, </text:span></text:p>
      <text:p text:style-name="P10"><text:span text:style-name="T14"><text:s text:c="23"/></text:span><text:span text:style-name="T26">ISpecification</text:span><text:span text:style-name="T14">&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0"><text:span text:style-name="T4">public</text:span><text:span text:style-name="T14"> </text:span><text:span text:style-name="T4">class</text:span><text:span text:style-name="T14"> </text:span><text:span text:style-name="T36">OrSpecification</text:span><text:span text:style-name="T14">&lt;T&gt; : </text:span><text:span text:style-name="T26">ISpecification</text:span><text:span text:style-name="T14">&lt;T&gt;</text:span></text:p>
      <text:p text:style-name="P14">{</text:p>
      <text:p text:style-name="P25"><text:span text:style-name="T14"><text:s text:c="4"/></text:span><text:span text:style-name="T26">ISpecification</text:span><text:span text:style-name="T14">&lt;T&gt; left_side_specification;</text:span></text:p>
      <text:p text:style-name="P25"><text:span text:style-name="T14"><text:s text:c="4"/></text:span><text:span text:style-name="T26">ISpecification</text:span><text:span text:style-name="T14">&lt;T&gt; right_side_specification;</text:span></text:p>
      <text:p text:style-name="P14"/>
      <text:p text:style-name="P25"><text:span text:style-name="T14"><text:s text:c="4"/></text:span><text:span text:style-name="T4">public</text:span><text:span text:style-name="T14"> OrSpecification(</text:span><text:span text:style-name="T26">ISpecification</text:span><text:span text:style-name="T14">&lt;T&gt; left_side_specification, </text:span></text:p>
      <text:p text:style-name="P25"><text:span text:style-name="T14"><text:s text:c="27"/></text:span><text:span text:style-name="T26">ISpecification</text:span><text:span text:style-name="T14">&lt;T&gt; right_side_specification)</text:span></text:p>
      <text:p text:style-name="P14"><text:s text:c="4"/>{</text:p>
      <text:p text:style-name="P25"><text:span text:style-name="T14"><text:s text:c="8"/></text:span><text:span text:style-name="T4">this</text:span><text:span text:style-name="T14">.left_side_specification = left_side_specification;</text:span></text:p>
      <text:p text:style-name="P25"><text:span text:style-name="T14"><text:s text:c="8"/></text:span><text:span text:style-name="T4">this</text:span><text:span text:style-name="T14">.right_side_specification = right_side_specification;</text:span></text:p>
      <text:p text:style-name="P14"><text:s text:c="4"/>}</text:p>
      <text:p text:style-name="P14"/>
      <text:p text:style-name="P25"><text:span text:style-name="T14"><text:s text:c="4"/></text:span><text:span text:style-name="T4">public</text:span><text:span text:style-name="T14"> </text:span><text:span text:style-name="T4">bool</text:span><text:span text:style-name="T14"> is_satisfied_by(T item)</text:span></text:p>
      <text:p text:style-name="P14"><text:s text:c="4"/>{</text:p>
      <text:p text:style-name="P14"><text:s text:c="8"/><text:span text:style-name="T2">this</text:span>.left_side_specification.is_satisfied_by(item); <text:s text:c="7"/></text:p>
      <text:p text:style-name="P25"><text:span text:style-name="T14"><text:s text:c="8"/></text:span><text:span text:style-name="T4">return</text:span><text:span text:style-name="T14"> </text:span><text:span text:style-name="T4">false</text:span><text:span text:style-name="T14">;</text:span></text:p>
      <text:p text:style-name="P14"><text:s text:c="4"/>}</text:p>
      <text:p text:style-name="P14">}</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1"><text:span text:style-name="T26">It</text:span><text:span text:style-name="T14"> should_confirm_that_the_or_operator_specification_was_satisfied</text:span></text:p>
      <text:p text:style-name="P2"/>
      <text:p text:style-name="P2">Pero tiene facil arreglo, basta con devolver true, en vez de false:</text:p>
      <text:p text:style-name="P2"/>
      <text:p text:style-name="P25"><text:span text:style-name="T4">public</text:span><text:span text:style-name="T14"> </text:span><text:span text:style-name="T4">bool</text:span><text:span text:style-name="T14"> is_satisfied_by(T item)</text:span></text:p>
      <text:p text:style-name="P14">{</text:p>
      <text:p text:style-name="P25"><text:span text:style-name="T14"><text:s text:c="4"/></text:span><text:span text:style-name="T4">this</text:span><text:span text:style-name="T14">.left_side_specification.is_satisfied_by(item); <text:s text:c="7"/></text:span></text:p>
      <text:p text:style-name="P25"><text:span text:style-name="T14"><text:s text:c="4"/></text:span><text:span text:style-name="T4">return</text:span><text:span text:style-name="T14"> </text:span><text:span text:style-name="T4">true</text:span><text:span text:style-name="T14">;</text:span></text:p>
      <text:p text:style-name="P17">}</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4"><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1"><text:span text:style-name="T4">return</text:span><text:span text:style-name="T14"> </text:span><text:span text:style-name="T4">true</text:span><text:span text:style-name="T14">;</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1">»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0"><text:span text:style-name="T4">public</text:span><text:span text:style-name="T14"> </text:span><text:span text:style-name="T4">bool</text:span><text:span text:style-name="T14"> is_satisfied_by(T item)</text:span></text:p>
      <text:p text:style-name="P14">{</text:p>
      <text:p text:style-name="P25"><text:span text:style-name="T14"><text:s text:c="4"/></text:span><text:span text:style-name="T4">return this</text:span><text:span text:style-name="T14">.left_side_specification.is_satisfied_by(item) || </text:span></text:p>
      <text:p text:style-name="P14"><text:s text:c="11"/><text:span text:style-name="T2">this</text:span>.right_side_specification.is_satisfied_by(item);</text:p>
      <text:p text:style-name="P14">}</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66">:</text:span></text:p>
      <text:p text:style-name="P3"/>
      <text:p text:style-name="P3">Sin entrar en el nivel de detalle de la explicacion del primer Scenario ("Happy Day Scenario"), los Scenarios restantes</text:p>
      <text:p text:style-name="P3"/>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3"><text:soft-page-break/>» It should evaluate the right side condition</text:p>
      <text:p text:style-name="P3"/>
      <text:p text:style-name="P3">se implementarian a traves del siguiente codigo:</text:p>
      <text:p text:style-name="P3"/>
      <text:p text:style-name="P13"><text:span text:style-name="T13">public</text:span><text:span text:style-name="T66"> </text:span><text:span text:style-name="T13">class</text:span><text:span text:style-name="T66"> </text:span><text:span text:style-name="T44">when_asked_if_an_item_that_meets_only_the_left_side_condition_satisfies_the_or_operator_specification</text:span><text:span text:style-name="T66"> : </text:span><text:span text:style-name="T44">concern_for_the_or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text:span></text:p>
      <text:p text:style-name="P25"><text:span text:style-name="T14"><text:s text:c="8"/>the_item_that_meets_the_left_side_condition = an&lt;</text:span><text:span text:style-name="T26">IWhateverType</text:span><text:span text:style-name="T14">&gt;();</text:span></text:p>
      <text:p text:style-name="P14"/>
      <text:p text:style-name="P14"><text:s text:c="8"/>left_side_specification</text:p>
      <text:p text:style-name="P14"><text:s text:c="11"/>.Stub(x =&gt; x.is_satisfied_by(the_item_that_meets_the_left_side_condition))</text:p>
      <text:p text:style-name="P25"><text:span text:style-name="T14"><text:s text:c="11"/>.Return(</text:span><text:span text:style-name="T4">true</text:span><text:span text:style-name="T14">);</text:span></text:p>
      <text:p text:style-name="P14"><text:s text:c="8"/>right_side_specification</text:p>
      <text:p text:style-name="P14"><text:s text:c="11"/>.Stub(x =&gt; x.is_satisfied_by(the_item_that_meets_the_left_side_condition))</text:p>
      <text:p text:style-name="P25"><text:span text:style-name="T14"><text:s text:c="11"/>.Return(</text:span><text:span text:style-name="T4">false</text:span><text:span text:style-name="T14">);</text:span></text:p>
      <text:p text:style-name="P14"/>
      <text:p text:style-name="P25"><text:span text:style-name="T14"><text:s text:c="8"/>create_sut_using(() =&gt; </text:span><text:span text:style-name="T4">new</text:span><text:span text:style-name="T14"> </text:span><text:span text:style-name="T36">OrSpecification</text:span><text:span text:style-name="T14">&lt;</text:span><text:span text:style-name="T26">IWhateverType</text:span><text:span text:style-name="T14">&gt;(</text:span></text:p>
      <text:p text:style-name="P14"><text:s text:c="60"/>left_side_specification, </text:p>
      <text:p text:style-name="P14"><text:s text:c="60"/>right_side_specification));</text:p>
      <text:p text:style-name="P14"><text:s text:c="4"/>};</text:p>
      <text:p text:style-name="P14"/>
      <text:p text:style-name="P25"><text:span text:style-name="T14"><text:s text:c="4"/></text:span><text:span text:style-name="T26">Because</text:span><text:span text:style-name="T14"> of = () =&gt; </text:span></text:p>
      <text:p text:style-name="P14"><text:s text:c="7"/>result = sut.is_satisfied_by(the_item_that_meets_the_left_side_condition);</text:p>
      <text:p text:style-name="P14"/>
      <text:p text:style-name="P25"><text:span text:style-name="T14"><text:s text:c="4"/></text:span><text:span text:style-name="T26">It</text:span><text:span text:style-name="T14"> should_confirm_that_the_or_operator_specification_was_satisfied = () =&gt; </text:span></text:p>
      <text:p text:style-name="P14"><text:s text:c="7"/>result.ShouldBeTrue();</text:p>
      <text:p text:style-name="P14"><text:s text:c="4"/></text:p>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text:p>
      <text:p text:style-name="P14"><text:s text:c="14"/>x =&gt; x.is_satisfied_by(the_item_that_meets_the_left_side_condition));</text:p>
      <text:p text:style-name="P14"><text:s text:c="4"/></text:p>
      <text:p text:style-name="P25"><text:span text:style-name="T14"><text:s text:c="4"/></text:span><text:span text:style-name="T26">It</text:span><text:span text:style-name="T14"> should_not_evaluate_the_right_side_condition = () =&gt;</text:span></text:p>
      <text:p text:style-name="P14"><text:s text:c="7"/>right_side_specification</text:p>
      <text:p text:style-name="P14"><text:s text:c="10"/>.never_received(</text:p>
      <text:p text:style-name="P14"><text:s text:c="13"/>x =&gt; x.is_satisfied_by(the_item_that_meets_the_left_side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the_left_side_condition;</text:span></text:p>
      <text:p text:style-name="P14">}</text:p>
      <text:p text:style-name="P14"/>
      <text:p text:style-name="P25"><text:span text:style-name="T4">public</text:span><text:span text:style-name="T14"> </text:span><text:span text:style-name="T4">class</text:span><text:span text:style-name="T14"> </text:span><text:span text:style-name="T36">when_asked_if_an_item_that_meets_only_the_right_side_condition_satisfies_the_or_operator_specification</text:span><text:span text:style-name="T14"> : </text:span><text:span text:style-name="T36">concern_for_the_or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text:span></text:p>
      <text:p text:style-name="P25"><text:span text:style-name="T14"><text:s text:c="8"/>the_item_that_meets_the_right_side_condition = an&lt;</text:span><text:span text:style-name="T26">IWhateverType</text:span><text:span text:style-name="T14">&gt;();</text:span></text:p>
      <text:p text:style-name="P14"/>
      <text:p text:style-name="P14"><text:s text:c="8"/>left_side_specification</text:p>
      <text:p text:style-name="P14"><text:s text:c="11"/>.Stub(x =&gt; x.is_satisfied_by(the_item_that_meets_the_right_side_condition))</text:p>
      <text:p text:style-name="P25"><text:span text:style-name="T14"><text:s text:c="11"/>.Return(</text:span><text:span text:style-name="T4">false</text:span><text:span text:style-name="T14">);</text:span></text:p>
      <text:p text:style-name="P14"><text:s text:c="8"/>right_side_specification</text:p>
      <text:p text:style-name="P14"><text:soft-page-break/><text:s text:c="11"/>.Stub(x =&gt; x.is_satisfied_by(the_item_that_meets_the_right_side_condition))</text:p>
      <text:p text:style-name="P25"><text:span text:style-name="T14"><text:s text:c="11"/>.Return(</text:span><text:span text:style-name="T4">true</text:span><text:span text:style-name="T14">);</text:span></text:p>
      <text:p text:style-name="P14"/>
      <text:p text:style-name="P25"><text:span text:style-name="T14"><text:s text:c="8"/>create_sut_using(() =&gt; </text:span><text:span text:style-name="T4">new</text:span><text:span text:style-name="T14"> </text:span><text:span text:style-name="T36">OrSpecification</text:span><text:span text:style-name="T14">&lt;</text:span><text:span text:style-name="T26">IWhateverType</text:span><text:span text:style-name="T14">&gt;(</text:span></text:p>
      <text:p text:style-name="P14"><text:s text:c="60"/>left_side_specification, </text:p>
      <text:p text:style-name="P14"><text:s text:c="60"/>right_side_specification));</text:p>
      <text:p text:style-name="P14"><text:s text:c="4"/>};</text:p>
      <text:p text:style-name="P14"/>
      <text:p text:style-name="P25"><text:span text:style-name="T14"><text:s text:c="4"/></text:span><text:span text:style-name="T26">Because</text:span><text:span text:style-name="T14"> of = () =&gt; </text:span></text:p>
      <text:p text:style-name="P14"><text:s text:c="7"/>result = sut.is_satisfied_by(the_item_that_meets_the_right_side_condition);</text:p>
      <text:p text:style-name="P14"/>
      <text:p text:style-name="P25"><text:span text:style-name="T14"><text:s text:c="4"/></text:span><text:span text:style-name="T26">It</text:span><text:span text:style-name="T14"> should_confirm_that_the_or_operator_specification_was_satisfied = () =&gt; </text:span></text:p>
      <text:p text:style-name="P14"><text:s text:c="7"/>result.ShouldBeTrue();</text:p>
      <text:p text:style-name="P14"><text:s text:c="8"/></text:p>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4"><text:s text:c="4"/></text:span><text:span text:style-name="T26">It</text:span><text:span text:style-name="T14"> should_evaluate_the_right_side_condition = () =&gt;</text:span></text:p>
      <text:p text:style-name="P14"><text:s text:c="7"/>right_side_specification</text:p>
      <text:p text:style-name="P14"><text:s text:c="10"/>.received(</text:p>
      <text:p text:style-name="P14"><text:s text:c="13"/>x =&gt; x.is_satisfied_by(the_item_that_meets_the_right_side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the_right_side_condition;</text:span></text:p>
      <text:p text:style-name="P14">}</text:p>
      <text:p text:style-name="P14"/>
      <text:p text:style-name="P25"><text:span text:style-name="T4">public</text:span><text:span text:style-name="T14"> </text:span><text:span text:style-name="T4">class</text:span><text:span text:style-name="T14"> </text:span><text:span text:style-name="T36">when_asked_if_an_item_that_does_not_meet_any_of_the_conditions_satisfies_the_or_operator_specification</text:span><text:span text:style-name="T14"> : </text:span><text:span text:style-name="T36">concern_for_the_or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text:span></text:p>
      <text:p text:style-name="P25"><text:span text:style-name="T14"><text:s text:c="8"/>the_item_that_meets_no_condition = an&lt;</text:span><text:span text:style-name="T26">IWhateverType</text:span><text:span text:style-name="T14">&gt;();</text:span></text:p>
      <text:p text:style-name="P14"/>
      <text:p text:style-name="P14"><text:s text:c="8"/>left_side_specification</text:p>
      <text:p text:style-name="P14"><text:s text:c="11"/>.Stub(x =&gt; x.is_satisfied_by(the_item_that_meets_no_condition))</text:p>
      <text:p text:style-name="P25"><text:span text:style-name="T14"><text:s text:c="11"/>.Return(</text:span><text:span text:style-name="T4">false</text:span><text:span text:style-name="T14">);</text:span></text:p>
      <text:p text:style-name="P14"><text:s text:c="8"/>right_side_specification</text:p>
      <text:p text:style-name="P14"><text:s text:c="11"/>.Stub(x =&gt; x.is_satisfied_by(the_item_that_meets_no_condition))</text:p>
      <text:p text:style-name="P25"><text:span text:style-name="T14"><text:s text:c="11"/>.Return(</text:span><text:span text:style-name="T4">false</text:span><text:span text:style-name="T14">);</text:span></text:p>
      <text:p text:style-name="P14"/>
      <text:p text:style-name="P25"><text:span text:style-name="T14"><text:s text:c="8"/>create_sut_using(() =&gt; </text:span><text:span text:style-name="T4">new</text:span><text:span text:style-name="T14"> </text:span><text:span text:style-name="T36">OrSpecification</text:span><text:span text:style-name="T14">&lt;</text:span><text:span text:style-name="T26">IWhateverType</text:span><text:span text:style-name="T14">&gt;(</text:span></text:p>
      <text:p text:style-name="P14"><text:s text:c="60"/>left_side_specification, </text:p>
      <text:p text:style-name="P14"><text:s text:c="60"/>right_side_specification));</text:p>
      <text:p text:style-name="P14"><text:s text:c="4"/>};</text:p>
      <text:p text:style-name="P14"/>
      <text:p text:style-name="P25"><text:span text:style-name="T14"><text:s text:c="4"/></text:span><text:span text:style-name="T26">Because</text:span><text:span text:style-name="T14"> of = () =&gt; result = sut.is_satisfied_by(the_item_that_meets_no_condition);</text:span></text:p>
      <text:p text:style-name="P14"/>
      <text:p text:style-name="P25"><text:span text:style-name="T14"><text:s text:c="4"/></text:span><text:span text:style-name="T26">It</text:span><text:span text:style-name="T14"> should_confirm_that_the_or_operator_specification_was_not_satisfied = () =&gt; </text:span></text:p>
      <text:p text:style-name="P14"><text:s text:c="7"/>result.ShouldBeFalse();</text:p>
      <text:p text:style-name="P14"/>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4"><text:s text:c="4"/></text:span><text:span text:style-name="T26">It</text:span><text:span text:style-name="T14"> should_evaluate_the_right_side_condition = () =&gt;</text:span></text:p>
      <text:p text:style-name="P14"><text:soft-page-break/><text:s text:c="7"/>right_side_specification</text:p>
      <text:p text:style-name="P14"><text:s text:c="10"/>.received(x =&gt; x.is_satisfied_by(the_item_that_meets_no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no_condition;</text:span></text:p>
      <text:p text:style-name="P14">}</text:p>
      <text:p text:style-name="P3"/>
      <text:p text:style-name="P3">y que obligaria a nuestra clase OrSpecification a hacer lo correcto:</text:p>
      <text:p text:style-name="P3"/>
      <text:p text:style-name="P10"><text:span text:style-name="T10">public</text:span><text:span text:style-name="T20"> </text:span><text:span text:style-name="T10">class</text:span><text:span text:style-name="T20"> </text:span><text:span text:style-name="T41">OrSpecification</text:span><text:span text:style-name="T20">&lt;T&gt; : </text:span><text:span text:style-name="T31">ISpecification</text:span><text:span text:style-name="T20">&lt;T&gt;</text:span></text:p>
      <text:p text:style-name="P14">{</text:p>
      <text:p text:style-name="P25"><text:span text:style-name="T14"><text:s text:c="4"/></text:span><text:span text:style-name="T26">ISpecification</text:span><text:span text:style-name="T14">&lt;T&gt; left_side_specification;</text:span></text:p>
      <text:p text:style-name="P25"><text:span text:style-name="T14"><text:s text:c="4"/></text:span><text:span text:style-name="T26">ISpecification</text:span><text:span text:style-name="T14">&lt;T&gt; right_side_specification;</text:span></text:p>
      <text:p text:style-name="P14"/>
      <text:p text:style-name="P25"><text:span text:style-name="T14"><text:s text:c="4"/></text:span><text:span text:style-name="T4">public</text:span><text:span text:style-name="T14"> OrSpecification(</text:span><text:span text:style-name="T26">ISpecification</text:span><text:span text:style-name="T14">&lt;T&gt; left_side_specification, </text:span></text:p>
      <text:p text:style-name="P25"><text:span text:style-name="T14"><text:s text:c="27"/></text:span><text:span text:style-name="T26">ISpecification</text:span><text:span text:style-name="T14">&lt;T&gt; right_side_specification)</text:span></text:p>
      <text:p text:style-name="P14"><text:s text:c="4"/>{</text:p>
      <text:p text:style-name="P25"><text:span text:style-name="T14"><text:s text:c="8"/></text:span><text:span text:style-name="T4">this</text:span><text:span text:style-name="T14">.left_side_specification = left_side_specification;</text:span></text:p>
      <text:p text:style-name="P25"><text:span text:style-name="T14"><text:s text:c="8"/></text:span><text:span text:style-name="T4">this</text:span><text:span text:style-name="T14">.right_side_specification = right_side_specification;</text:span></text:p>
      <text:p text:style-name="P14"><text:s text:c="4"/>}</text:p>
      <text:p text:style-name="P14"/>
      <text:p text:style-name="P25"><text:span text:style-name="T14"><text:s text:c="4"/></text:span><text:span text:style-name="T4">public</text:span><text:span text:style-name="T14"> </text:span><text:span text:style-name="T4">bool</text:span><text:span text:style-name="T14"> is_satisfied_by(T item)</text:span></text:p>
      <text:p text:style-name="P14"><text:s text:c="4"/>{</text:p>
      <text:p text:style-name="P25"><text:span text:style-name="T14"><text:s text:c="8"/></text:span><text:span text:style-name="T4">return</text:span><text:span text:style-name="T14"> </text:span><text:span text:style-name="T4">this</text:span><text:span text:style-name="T14">.left_side_specification.is_satisfied_by(item) || </text:span></text:p>
      <text:p text:style-name="P14"><text:s text:c="15"/><text:span text:style-name="T2">this</text:span>.right_side_specification.is_satisfied_by(item);</text:p>
      <text:p text:style-name="P14"><text:s text:c="4"/>}</text:p>
      <text:p text:style-name="P14">}</text:p>
      <text:p text:style-name="P3"/>
      <text:p text:style-name="P3">tal y como demuestra la salida de haber ejcutado esta BDD_Spec con TestDriven.NET:</text:p>
      <text:p text:style-name="P3"/>
      <text:p text:style-name="P30">------ Test started: Assembly: dddsample.specs.dll ------</text:p>
      <text:p text:style-name="P31"/>
      <text:p text:style-name="P32">when asked if an item that meets both conditions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left side condition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right side condition satisfies the or operator specification</text:p>
      <text:p text:style-name="P35">» should confirm that the or operator specification was satisfied</text:p>
      <text:p text:style-name="P35">» should evaluate the left side condition</text:p>
      <text:p text:style-name="P35">» should evaluate the right side condition</text:p>
      <text:p text:style-name="P35"/>
      <text:p text:style-name="P35">when asked if an item that does not meet any of the conditions satisfies the or operator specification</text:p>
      <text:p text:style-name="P35">» should confirm that the or operator specification was not satisfied</text:p>
      <text:p text:style-name="P35">» should evaluate the left side condition</text:p>
      <text:p text:style-name="P35">» should evaluate the right side condition</text:p>
      <text:p text:style-name="P35"/>
      <text:p text:style-name="P35"/>
      <text:p text:style-name="P35">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47">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0">When asked if an item that meets the condition satisfies the not operation specification</text:p>
      <text:p text:style-name="P35">» It should confirm that the original condition has been negated</text:p>
      <text:p text:style-name="P35">» It should evaluate the condition</text:p>
      <text:p text:style-name="P35"/>
      <text:p text:style-name="P35">When asked if an item that does not meet the condition satisfies the not operation specification</text:p>
      <text:p text:style-name="P35">» It should confirm that the original condition has been negated</text:p>
      <text:p text:style-name="P35">» It should evaluate the condition</text:p>
      <text:p text:style-name="P2"/>
      <text:p text:style-name="P2">El codigo que implementan ambas BDD_Specs:</text:p>
      <text:p text:style-name="P2"/>
      <text:p text:style-name="P13"><text:span text:style-name="T2">public</text:span> <text:span text:style-name="T2">class</text:span> <text:span text:style-name="T34">concern_for_the_not_specification</text:span> : </text:p>
      <text:p text:style-name="P13"><text:span text:style-name="T34"><text:s text:c="3"/>Observes</text:span>&lt;<text:span text:style-name="T24">ISpecification</text:span>&lt;<text:span text:style-name="T24">IWhateverType</text:span>&gt;, <text:span text:style-name="T34">NotSpecification</text:span>&lt;<text:span text:style-name="T24">IWhateverType</text:span>&gt;&gt; { }</text:p>
      <text:p text:style-name="P14"/>
      <text:p text:style-name="P25"><text:span text:style-name="T4">public</text:span><text:span text:style-name="T14"> </text:span><text:span text:style-name="T4">class</text:span><text:span text:style-name="T14"> </text:span><text:span text:style-name="T36">when_asked_if_an_item_that_meets_the_condition_satisfies_the_not_operation_specification</text:span><text:span text:style-name="T14"> : </text:span><text:span text:style-name="T36">concern_for_the_not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the_to_negate_specification = the_dependency&lt;</text:span><text:span text:style-name="T26">ISpecification</text:span><text:span text:style-name="T14">&lt;</text:span><text:span text:style-name="T26">IWhateverType</text:span><text:span text:style-name="T14">&gt;&gt;();</text:span></text:p>
      <text:p text:style-name="P25"><text:span text:style-name="T14"><text:s text:c="8"/>the_item_that_meets_the_condition = an&lt;</text:span><text:span text:style-name="T26">IWhateverType</text:span><text:span text:style-name="T14">&gt;();</text:span></text:p>
      <text:p text:style-name="P14"/>
      <text:p text:style-name="P14"><text:s text:c="8"/>the_to_negate_specification</text:p>
      <text:p text:style-name="P14"><text:s text:c="11"/>.Stub(x =&gt; x.is_satisfied_by(the_item_that_meets_the_condition))</text:p>
      <text:p text:style-name="P25"><text:span text:style-name="T14"><text:s text:c="11"/>.Return(</text:span><text:span text:style-name="T4">true</text:span><text:span text:style-name="T14">);</text:span></text:p>
      <text:p text:style-name="P14"><text:s text:c="4"/>};</text:p>
      <text:p text:style-name="P14"/>
      <text:p text:style-name="P25"><text:span text:style-name="T14"><text:s text:c="4"/></text:span><text:span text:style-name="T26">Because</text:span><text:span text:style-name="T14"> of = () =&gt; result = sut.is_satisfied_by(the_item_that_meets_the_condition);</text:span></text:p>
      <text:p text:style-name="P14"/>
      <text:p text:style-name="P25"><text:span text:style-name="T14"><text:s text:c="4"/></text:span><text:span text:style-name="T26">It</text:span><text:span text:style-name="T14"> should_confirm_that_the_original_condition_has_been_negated = () =&gt; </text:span></text:p>
      <text:p text:style-name="P14"><text:s text:c="7"/>result.ShouldBeFalse();</text:p>
      <text:p text:style-name="P14"/>
      <text:p text:style-name="P25"><text:span text:style-name="T14"><text:s text:c="4"/></text:span><text:span text:style-name="T26">It</text:span><text:span text:style-name="T14"> should_evaluate_the_condition = () =&gt;</text:span></text:p>
      <text:p text:style-name="P14"><text:s text:c="7"/>the_to_negate_specification</text:p>
      <text:p text:style-name="P14"><text:s text:c="10"/>.received(x =&gt; x.is_satisfied_by(the_item_that_meets_the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WhateverType</text:span><text:span text:style-name="T14"> the_item_that_meets_the_condi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the_to_negate_specification;</text:span></text:p>
      <text:p text:style-name="P14">}</text:p>
      <text:p text:style-name="P14"/>
      <text:p text:style-name="P25"><text:span text:style-name="T4">public</text:span><text:span text:style-name="T14"> </text:span><text:span text:style-name="T4">class</text:span><text:span text:style-name="T14"> </text:span><text:span text:style-name="T36">when_asked_if_an_item_that_does_not_meet_the_condition_satisfies_the_not_operation_specification</text:span><text:span text:style-name="T14"> : </text:span><text:span text:style-name="T36">concern_for_the_not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the_to_negate_specification = the_dependency&lt;</text:span><text:span text:style-name="T26">ISpecification</text:span><text:span text:style-name="T14">&lt;</text:span><text:span text:style-name="T26">IWhateverType</text:span><text:span text:style-name="T14">&gt;&gt;();</text:span></text:p>
      <text:p text:style-name="P25"><text:soft-page-break/><text:span text:style-name="T14"><text:s text:c="8"/>the_item_that_does_not_meet_the_condition = an&lt;</text:span><text:span text:style-name="T26">IWhateverType</text:span><text:span text:style-name="T14">&gt;();</text:span></text:p>
      <text:p text:style-name="P14"/>
      <text:p text:style-name="P14"><text:s text:c="8"/>the_to_negate_specification</text:p>
      <text:p text:style-name="P14"><text:s text:c="11"/>.Stub(x =&gt; x.is_satisfied_by(the_item_that_does_not_meet_the_condition))</text:p>
      <text:p text:style-name="P25"><text:span text:style-name="T14"><text:s text:c="11"/>.Return(</text:span><text:span text:style-name="T4">false</text:span><text:span text:style-name="T14">);</text:span></text:p>
      <text:p text:style-name="P14"><text:s text:c="4"/>};</text:p>
      <text:p text:style-name="P14"/>
      <text:p text:style-name="P25"><text:span text:style-name="T14"><text:s text:c="4"/></text:span><text:span text:style-name="T26">Because</text:span><text:span text:style-name="T14"> of = () =&gt; </text:span></text:p>
      <text:p text:style-name="P14"><text:s text:c="7"/>result = sut.is_satisfied_by(the_item_that_does_not_meet_the_condition);</text:p>
      <text:p text:style-name="P14"/>
      <text:p text:style-name="P25"><text:span text:style-name="T14"><text:s text:c="4"/></text:span><text:span text:style-name="T26">It</text:span><text:span text:style-name="T14"> should_confirm_that_the_original_condition_has_been_negated = () =&gt; </text:span></text:p>
      <text:p text:style-name="P14"><text:s text:c="7"/>result.ShouldBeTrue();</text:p>
      <text:p text:style-name="P14"/>
      <text:p text:style-name="P25"><text:span text:style-name="T14"><text:s text:c="4"/></text:span><text:span text:style-name="T26">It</text:span><text:span text:style-name="T14"> should_evaluate_the_condition = () =&gt;</text:span></text:p>
      <text:p text:style-name="P14"><text:s text:c="7"/>the_to_negate_specification</text:p>
      <text:p text:style-name="P14"><text:s text:c="10"/>.received(x =&gt; x.is_satisfied_by(the_item_that_does_not_meet_the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WhateverType</text:span><text:span text:style-name="T14"> the_item_that_does_not_meet_the_condi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the_to_negate_specification;</text:span></text:p>
      <text:p text:style-name="P14">}</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8233266" text:continue-list="list38237676" text:style-name="L4">
        <text:list-item>
          <text:p text:style-name="P40">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0"><text:span text:style-name="T4">public</text:span><text:span text:style-name="T14"> </text:span><text:span text:style-name="T4">class</text:span><text:span text:style-name="T14"> </text:span><text:span text:style-name="T36">NotSpecification</text:span><text:span text:style-name="T14">&lt;T&gt; : </text:span><text:span text:style-name="T26">ISpecification</text:span><text:span text:style-name="T14">&lt;T&gt; </text:span></text:p>
      <text:p text:style-name="P14">{</text:p>
      <text:p text:style-name="P25"><text:span text:style-name="T14"><text:s text:c="4"/></text:span><text:span text:style-name="T26">ISpecification</text:span><text:span text:style-name="T14">&lt;T&gt; to_negate_specification;</text:span></text:p>
      <text:p text:style-name="P14"/>
      <text:p text:style-name="P25"><text:span text:style-name="T14"><text:s text:c="4"/></text:span><text:span text:style-name="T4">public</text:span><text:span text:style-name="T14"> NotSpecification(</text:span><text:span text:style-name="T26">ISpecification</text:span><text:span text:style-name="T14">&lt;T&gt; to_negate_specification)</text:span></text:p>
      <text:p text:style-name="P14"><text:s text:c="4"/>{</text:p>
      <text:p text:style-name="P25"><text:span text:style-name="T14"><text:s text:c="8"/></text:span><text:span text:style-name="T4">this</text:span><text:span text:style-name="T14">.to_negate_specification = to_negate_specification;</text:span></text:p>
      <text:p text:style-name="P14"><text:s text:c="4"/>}</text:p>
      <text:p text:style-name="P14"/>
      <text:p text:style-name="P25"><text:span text:style-name="T14"><text:s text:c="4"/></text:span><text:span text:style-name="T4">public</text:span><text:span text:style-name="T14"> </text:span><text:span text:style-name="T4">bool</text:span><text:span text:style-name="T14"> is_satisfied_by(T item)</text:span></text:p>
      <text:p text:style-name="P14"><text:s text:c="4"/>{</text:p>
      <text:p text:style-name="P25"><text:span text:style-name="T14"><text:s text:c="8"/></text:span><text:span text:style-name="T4">return</text:span><text:span text:style-name="T14"> !</text:span><text:span text:style-name="T4">this</text:span><text:span text:style-name="T14">.to_negate_specification.is_satisfied_by(item);</text:span></text:p>
      <text:p text:style-name="P14"><text:s text:c="4"/>}</text:p>
      <text:p text:style-name="P14">}</text:p>
      <text:p text:style-name="P2"/>
      <text:p text:style-name="P2">Y todo funciona segun lo previsto tal y como demuestra el log de TestDriven.NET:</text:p>
      <text:p text:style-name="P2"/>
      <text:p text:style-name="P30">------ Test started: Assembly: dddsample.specs.dll ------</text:p>
      <text:p text:style-name="P31"/>
      <text:p text:style-name="P30">when asked if an item that meets the condition satisfies the not operation specification</text:p>
      <text:p text:style-name="P35">» should confirm that the original condition has been negated</text:p>
      <text:p text:style-name="P35">» should evaluate the condition</text:p>
      <text:p text:style-name="P35"><text:soft-page-break/></text:p>
      <text:p text:style-name="P35">when asked if an item that does not meet the condition satisfies the not operation specification</text:p>
      <text:p text:style-name="P35">» should confirm that the original condition has been negated</text:p>
      <text:p text:style-name="P35">» should evaluate the condition</text:p>
      <text:p text:style-name="P35"/>
      <text:p text:style-name="P35"/>
      <text:p text:style-name="P35">4 passed, 0 failed, 0 skipped, took 0,62 seconds (Machine.Specifications 0.3.0).</text:p>
      <text:p text:style-name="P7"/>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0">When asked if an item that meets both conditions satisfies the and operator specification</text:p>
      <text:p text:style-name="P35">» It should confirm that the and operator specification was satisfied</text:p>
      <text:p text:style-name="P35">» It should evaluate the left side condition</text:p>
      <text:p text:style-name="P35">» It should evaluate the right side condition</text:p>
      <text:p text:style-name="P35"/>
      <text:p text:style-name="P35">When asked if an item that meets only the left side condition satisfies the and operator specification</text:p>
      <text:p text:style-name="P35">» It should confirm that the and operator specification was not satisfied</text:p>
      <text:p text:style-name="P35">» It should evaluate the left side condition</text:p>
      <text:p text:style-name="P35">» It should evaluate the right side condition</text:p>
      <text:p text:style-name="P35"/>
      <text:p text:style-name="P35">When asked if an item that meets only the right side condition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35"/>
      <text:p text:style-name="P35">When asked if an item that does not meet any of the conditions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2"><text:span text:style-name="T4">public</text:span><text:span text:style-name="T14"> </text:span><text:span text:style-name="T4">class</text:span><text:span text:style-name="T14"> </text:span><text:span text:style-name="T36">concern_for_the_and_specification</text:span><text:span text:style-name="T14"> : </text:span></text:p>
      <text:p text:style-name="P12"><text:span text:style-name="T14"><text:s text:c="3"/></text:span><text:span text:style-name="T36">Observes</text:span><text:span text:style-name="T14">&lt;</text:span><text:span text:style-name="T26">ISpecification</text:span><text:span text:style-name="T14">&lt;</text:span><text:span text:style-name="T26">IWhateverType</text:span><text:span text:style-name="T14">&gt;, </text:span><text:span text:style-name="T36">AndSpecification</text:span><text:span text:style-name="T14">&lt;</text:span><text:span text:style-name="T26">IWhateverType</text:span><text:span text:style-name="T14">&gt;&gt; { }</text:span></text:p>
      <text:p text:style-name="P14"/>
      <text:p text:style-name="P25"><text:span text:style-name="T4">public</text:span><text:span text:style-name="T14"> </text:span><text:span text:style-name="T4">class</text:span><text:span text:style-name="T14"> </text:span><text:span text:style-name="T36">when_asked_if_an_item_that_meets_both_conditions_satisfies_the_and_operator_specification</text:span><text:span text:style-name="T14"> : </text:span><text:span text:style-name="T36">concern_for_the_and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text:span></text:p>
      <text:p text:style-name="P25"><text:span text:style-name="T14"><text:s text:c="8"/>the_item_that_meets_both_conditions = an&lt;</text:span><text:span text:style-name="T26">IWhateverType</text:span><text:span text:style-name="T14">&gt;();</text:span></text:p>
      <text:p text:style-name="P14"><text:soft-page-break/></text:p>
      <text:p text:style-name="P14"><text:s text:c="8"/>left_side_specification</text:p>
      <text:p text:style-name="P14"><text:s text:c="11"/>.Stub(x =&gt; x.is_satisfied_by(the_item_that_meets_both_conditions))</text:p>
      <text:p text:style-name="P25"><text:span text:style-name="T14"><text:s text:c="11"/>.Return(</text:span><text:span text:style-name="T4">true</text:span><text:span text:style-name="T14">);</text:span></text:p>
      <text:p text:style-name="P14"><text:s text:c="8"/>right_side_specification</text:p>
      <text:p text:style-name="P14"><text:s text:c="11"/>.Stub(x =&gt; x.is_satisfied_by(the_item_that_meets_both_conditions))</text:p>
      <text:p text:style-name="P25"><text:span text:style-name="T14"><text:s text:c="11"/>.Return(</text:span><text:span text:style-name="T4">true</text:span><text:span text:style-name="T14">);</text:span></text:p>
      <text:p text:style-name="P14"/>
      <text:p text:style-name="P25"><text:span text:style-name="T14"><text:s text:c="8"/>create_sut_using(() =&gt; </text:span><text:span text:style-name="T4">new</text:span><text:span text:style-name="T14"> </text:span><text:span text:style-name="T36">AndSpecification</text:span><text:span text:style-name="T14">&lt;</text:span><text:span text:style-name="T26">IWhateverType</text:span><text:span text:style-name="T14">&gt;(</text:span></text:p>
      <text:p text:style-name="P14"><text:s text:c="60"/>left_side_specification, </text:p>
      <text:p text:style-name="P14"><text:s text:c="60"/>right_side_specification));</text:p>
      <text:p text:style-name="P14"><text:s text:c="4"/>};</text:p>
      <text:p text:style-name="P14"/>
      <text:p text:style-name="P25"><text:span text:style-name="T14"><text:s text:c="4"/></text:span><text:span text:style-name="T26">Because</text:span><text:span text:style-name="T14"> of = () =&gt; result = </text:span></text:p>
      <text:p text:style-name="P14"><text:s text:c="7"/>sut.is_satisfied_by(the_item_that_meets_both_conditions);</text:p>
      <text:p text:style-name="P14"/>
      <text:p text:style-name="P25"><text:span text:style-name="T14"><text:s text:c="4"/></text:span><text:span text:style-name="T26">It</text:span><text:span text:style-name="T14"> should_confirm_that_the_and_operator_specification_was_satisfied = () =&gt; </text:span></text:p>
      <text:p text:style-name="P14"><text:s text:c="7"/>result.ShouldBeTrue();</text:p>
      <text:p text:style-name="P14"/>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4"><text:s text:c="4"/></text:span><text:span text:style-name="T26">It</text:span><text:span text:style-name="T14"> should_evaluate_the_right_side_condition = () =&gt;</text:span></text:p>
      <text:p text:style-name="P14"><text:s text:c="7"/>right_side_specification</text:p>
      <text:p text:style-name="P14"><text:s text:c="10"/>.received(x =&gt; x.is_satisfied_by(the_item_that_meets_both_conditions));</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both_conditions;</text:span></text:p>
      <text:p text:style-name="P14">}</text:p>
      <text:p text:style-name="P14"/>
      <text:p text:style-name="P25"><text:span text:style-name="T4">public</text:span><text:span text:style-name="T14"> </text:span><text:span text:style-name="T4">class</text:span><text:span text:style-name="T14"> </text:span><text:span text:style-name="T36">when_asked_if_an_item_that_meets_only_the_left_side_condition_satisfies_the_and_operator_specification</text:span><text:span text:style-name="T14"> : </text:span><text:span text:style-name="T36">concern_for_the_and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 <text:s text:c="11"/></text:span></text:p>
      <text:p text:style-name="P25"><text:span text:style-name="T14"><text:s text:c="8"/>the_item_that_meets_the_left_side_condition = an&lt;</text:span><text:span text:style-name="T26">IWhateverType</text:span><text:span text:style-name="T14">&gt;();</text:span></text:p>
      <text:p text:style-name="P14"/>
      <text:p text:style-name="P14"><text:s text:c="8"/>left_side_specification</text:p>
      <text:p text:style-name="P14"><text:s text:c="11"/>.Stub(x =&gt; x.is_satisfied_by(the_item_that_meets_the_left_side_condition))</text:p>
      <text:p text:style-name="P25"><text:span text:style-name="T14"><text:s text:c="11"/>.Return(</text:span><text:span text:style-name="T4">true</text:span><text:span text:style-name="T14">);</text:span></text:p>
      <text:p text:style-name="P14"><text:s text:c="8"/>right_side_specification</text:p>
      <text:p text:style-name="P14"><text:s text:c="11"/>.Stub(x =&gt; x.is_satisfied_by(the_item_that_meets_the_left_side_condition))</text:p>
      <text:p text:style-name="P25"><text:span text:style-name="T14"><text:s text:c="11"/>.Return(</text:span><text:span text:style-name="T4">false</text:span><text:span text:style-name="T14">);</text:span></text:p>
      <text:p text:style-name="P14"/>
      <text:p text:style-name="P25"><text:span text:style-name="T14"><text:s text:c="8"/>create_sut_using(() =&gt; </text:span><text:span text:style-name="T4">new</text:span><text:span text:style-name="T14"> </text:span><text:span text:style-name="T36">AndSpecification</text:span><text:span text:style-name="T14">&lt;</text:span><text:span text:style-name="T26">IWhateverType</text:span><text:span text:style-name="T14">&gt;(</text:span></text:p>
      <text:p text:style-name="P14"><text:s text:c="60"/>left_side_specification, </text:p>
      <text:p text:style-name="P14"><text:s text:c="60"/>right_side_specification));</text:p>
      <text:p text:style-name="P14"><text:s text:c="4"/>};</text:p>
      <text:p text:style-name="P14"/>
      <text:p text:style-name="P25"><text:span text:style-name="T14"><text:s text:c="4"/></text:span><text:span text:style-name="T26">Because</text:span><text:span text:style-name="T14"> of = () =&gt; </text:span></text:p>
      <text:p text:style-name="P14"><text:s text:c="8"/>result = sut.is_satisfied_by(the_item_that_meets_the_left_side_condition);</text:p>
      <text:p text:style-name="P14"/>
      <text:p text:style-name="P25"><text:span text:style-name="T14"><text:s text:c="4"/></text:span><text:span text:style-name="T26">It</text:span><text:span text:style-name="T14"> should_confirm_that_the_and_operator_specification_was_not_satisfied = () =&gt; </text:span></text:p>
      <text:p text:style-name="P14"><text:s text:c="7"/>result.ShouldBeFalse();</text:p>
      <text:p text:style-name="P14"/>
      <text:p text:style-name="P25"><text:span text:style-name="T14"><text:s text:c="4"/></text:span><text:span text:style-name="T26">It</text:span><text:span text:style-name="T14"> should_evaluate_the_left_side_condition = () =&gt;</text:span></text:p>
      <text:p text:style-name="P14"><text:soft-page-break/><text:s text:c="7"/>left_side_specification</text:p>
      <text:p text:style-name="P14"><text:s text:c="10"/>.received(</text:p>
      <text:p text:style-name="P14"><text:s text:c="13"/>x =&gt; x.is_satisfied_by(the_item_that_meets_the_left_side_condition));</text:p>
      <text:p text:style-name="P14"/>
      <text:p text:style-name="P25"><text:span text:style-name="T14"><text:s text:c="4"/></text:span><text:span text:style-name="T26">It</text:span><text:span text:style-name="T14"> should_evaluate_the_right_side_condition = () =&gt;</text:span></text:p>
      <text:p text:style-name="P14"><text:s text:c="7"/>right_side_specification</text:p>
      <text:p text:style-name="P14"><text:s text:c="10"/>.received(</text:p>
      <text:p text:style-name="P14"><text:s text:c="13"/>x =&gt; x.is_satisfied_by(the_item_that_meets_the_left_side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the_left_side_condition;</text:span></text:p>
      <text:p text:style-name="P14">}</text:p>
      <text:p text:style-name="P14"/>
      <text:p text:style-name="P25"><text:span text:style-name="T4">public</text:span><text:span text:style-name="T14"> </text:span><text:span text:style-name="T4">class</text:span><text:span text:style-name="T14"> </text:span><text:span text:style-name="T36">when_asked_if_an_item_that_meets_only_the_right_side_condition_satisfies_the_and_operator_specification</text:span><text:span text:style-name="T14"> : </text:span><text:span text:style-name="T36">concern_for_the_and_specification</text:span></text:p>
      <text:p text:style-name="P14">{</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text:span></text:p>
      <text:p text:style-name="P25"><text:span text:style-name="T14"><text:s text:c="8"/>the_item_that_meets_the_right_side_condition = an&lt;</text:span><text:span text:style-name="T26">IWhateverType</text:span><text:span text:style-name="T14">&gt;();</text:span></text:p>
      <text:p text:style-name="P14"/>
      <text:p text:style-name="P14"><text:s text:c="8"/>left_side_specification</text:p>
      <text:p text:style-name="P14"><text:s text:c="11"/>.Stub(x =&gt; x.is_satisfied_by(the_item_that_meets_the_right_side_condition))</text:p>
      <text:p text:style-name="P25"><text:span text:style-name="T14"><text:s text:c="11"/>.Return(</text:span><text:span text:style-name="T4">false</text:span><text:span text:style-name="T14">);</text:span></text:p>
      <text:p text:style-name="P14"><text:s text:c="8"/>right_side_specification</text:p>
      <text:p text:style-name="P14"><text:s text:c="11"/>.Stub(x =&gt; x.is_satisfied_by(the_item_that_meets_the_right_side_condition))</text:p>
      <text:p text:style-name="P25"><text:span text:style-name="T14"><text:s text:c="11"/>.Return(</text:span><text:span text:style-name="T4">true</text:span><text:span text:style-name="T14">);</text:span></text:p>
      <text:p text:style-name="P14"/>
      <text:p text:style-name="P25"><text:span text:style-name="T14"><text:s text:c="8"/>create_sut_using(() =&gt; </text:span><text:span text:style-name="T4">new</text:span><text:span text:style-name="T14"> </text:span><text:span text:style-name="T36">AndSpecification</text:span><text:span text:style-name="T14">&lt;</text:span><text:span text:style-name="T26">IWhateverType</text:span><text:span text:style-name="T14">&gt;(</text:span></text:p>
      <text:p text:style-name="P14"><text:s text:c="60"/>left_side_specification, </text:p>
      <text:p text:style-name="P14"><text:s text:c="60"/>right_side_specification));</text:p>
      <text:p text:style-name="P14"><text:s text:c="4"/>};</text:p>
      <text:p text:style-name="P14"/>
      <text:p text:style-name="P25"><text:span text:style-name="T14"><text:s text:c="4"/></text:span><text:span text:style-name="T26">Because</text:span><text:span text:style-name="T14"> of = () =&gt; </text:span></text:p>
      <text:p text:style-name="P14"><text:s text:c="7"/>result = sut.is_satisfied_by(the_item_that_meets_the_right_side_condition);</text:p>
      <text:p text:style-name="P14"/>
      <text:p text:style-name="P25"><text:span text:style-name="T14"><text:s text:c="4"/></text:span><text:span text:style-name="T26">It</text:span><text:span text:style-name="T14"> should_confirm_that_the_and_operator_specification_was_not_satisfied = () =&gt; </text:span></text:p>
      <text:p text:style-name="P14"><text:s text:c="7"/>result.ShouldBeFalse();</text:p>
      <text:p text:style-name="P14"/>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4"><text:s text:c="4"/></text:span><text:span text:style-name="T26">It</text:span><text:span text:style-name="T14"> should_not_evaluate_the_right_side_condition = () =&gt;</text:span></text:p>
      <text:p text:style-name="P14"><text:s text:c="7"/>right_side_specification</text:p>
      <text:p text:style-name="P14"><text:s text:c="10"/>.never_received(</text:p>
      <text:p text:style-name="P14"><text:s text:c="13"/>x =&gt; x.is_satisfied_by(the_item_that_meets_the_right_side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the_right_side_condition;</text:span></text:p>
      <text:p text:style-name="P14">}</text:p>
      <text:p text:style-name="P14"/>
      <text:p text:style-name="P25"><text:span text:style-name="T4">public</text:span><text:span text:style-name="T14"> </text:span><text:span text:style-name="T4">class</text:span><text:span text:style-name="T14"> </text:span><text:span text:style-name="T36">when_asked_if_an_item_that_does_not_meet_any_of_the_conditions_satisfies_the_and_operator_specification</text:span><text:span text:style-name="T14"> : </text:span><text:span text:style-name="T36">concern_for_the_and_specification</text:span></text:p>
      <text:p text:style-name="P14"><text:soft-page-break/>{</text:p>
      <text:p text:style-name="P25"><text:span text:style-name="T14"><text:s text:c="4"/></text:span><text:span text:style-name="T26">Establish</text:span><text:span text:style-name="T14"> context = () =&gt;</text:span></text:p>
      <text:p text:style-name="P14"><text:s text:c="4"/>{</text:p>
      <text:p text:style-name="P25"><text:span text:style-name="T14"><text:s text:c="8"/>left_side_specification = an&lt;</text:span><text:span text:style-name="T26">ISpecification</text:span><text:span text:style-name="T14">&lt;</text:span><text:span text:style-name="T26">IWhateverType</text:span><text:span text:style-name="T14">&gt;&gt;();</text:span></text:p>
      <text:p text:style-name="P25"><text:span text:style-name="T14"><text:s text:c="8"/>right_side_specification = an&lt;</text:span><text:span text:style-name="T26">ISpecification</text:span><text:span text:style-name="T14">&lt;</text:span><text:span text:style-name="T26">IWhateverType</text:span><text:span text:style-name="T14">&gt;&gt;();</text:span></text:p>
      <text:p text:style-name="P25"><text:span text:style-name="T14"><text:s text:c="8"/>the_item_that_meets_no_condition = an&lt;</text:span><text:span text:style-name="T26">IWhateverType</text:span><text:span text:style-name="T14">&gt;();</text:span></text:p>
      <text:p text:style-name="P14"/>
      <text:p text:style-name="P14"><text:s text:c="8"/>left_side_specification</text:p>
      <text:p text:style-name="P14"><text:s text:c="11"/>.Stub(x =&gt; x.is_satisfied_by(the_item_that_meets_no_condition))</text:p>
      <text:p text:style-name="P25"><text:span text:style-name="T14"><text:s text:c="11"/>.Return(</text:span><text:span text:style-name="T4">false</text:span><text:span text:style-name="T14">);</text:span></text:p>
      <text:p text:style-name="P14"><text:s text:c="8"/>right_side_specification</text:p>
      <text:p text:style-name="P14"><text:s text:c="11"/>.Stub(x =&gt; x.is_satisfied_by(the_item_that_meets_no_condition))</text:p>
      <text:p text:style-name="P25"><text:span text:style-name="T14"><text:s text:c="11"/>.Return(</text:span><text:span text:style-name="T4">false</text:span><text:span text:style-name="T14">);</text:span></text:p>
      <text:p text:style-name="P14"/>
      <text:p text:style-name="P25"><text:span text:style-name="T14"><text:s text:c="8"/>create_sut_using(() =&gt; </text:span><text:span text:style-name="T4">new</text:span><text:span text:style-name="T14"> </text:span><text:span text:style-name="T36">AndSpecification</text:span><text:span text:style-name="T14">&lt;</text:span><text:span text:style-name="T26">IWhateverType</text:span><text:span text:style-name="T14">&gt;(</text:span></text:p>
      <text:p text:style-name="P14"><text:s text:c="60"/>left_side_specification, </text:p>
      <text:p text:style-name="P14"><text:s text:c="60"/>right_side_specification));</text:p>
      <text:p text:style-name="P14"><text:s text:c="4"/>};</text:p>
      <text:p text:style-name="P14"/>
      <text:p text:style-name="P25"><text:span text:style-name="T14"><text:s text:c="4"/></text:span><text:span text:style-name="T26">Because</text:span><text:span text:style-name="T14"> of = () =&gt; result = sut.is_satisfied_by(the_item_that_meets_no_condition);</text:span></text:p>
      <text:p text:style-name="P14"/>
      <text:p text:style-name="P25"><text:span text:style-name="T14"><text:s text:c="4"/></text:span><text:span text:style-name="T26">It</text:span><text:span text:style-name="T14"> should_confirm_that_the_and_operator_specification_was_not_satisfied = () =&gt; </text:span></text:p>
      <text:p text:style-name="P14"><text:s text:c="7"/>result.ShouldBeFalse();</text:p>
      <text:p text:style-name="P14"/>
      <text:p text:style-name="P25"><text:span text:style-name="T14"><text:s text:c="4"/></text:span><text:span text:style-name="T26">It</text:span><text:span text:style-name="T14">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4"><text:s text:c="4"/></text:span><text:span text:style-name="T26">It</text:span><text:span text:style-name="T14"> should_not_evaluate_the_right_side_condition = () =&gt;</text:span></text:p>
      <text:p text:style-name="P14"><text:s text:c="7"/>right_side_specification</text:p>
      <text:p text:style-name="P14"><text:s text:c="10"/>.never_received(x =&gt; x.is_satisfied_by(the_item_that_meets_no_condition));</text:p>
      <text:p text:style-name="P14"/>
      <text:p text:style-name="P25"><text:span text:style-name="T14"><text:s text:c="4"/></text:span><text:span text:style-name="T4">static</text:span><text:span text:style-name="T14"> </text:span><text:span text:style-name="T4">bool</text:span><text:span text:style-name="T14"> result;</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left_side_specification;</text:span></text:p>
      <text:p text:style-name="P25"><text:span text:style-name="T14"><text:s text:c="4"/></text:span><text:span text:style-name="T4">static</text:span><text:span text:style-name="T14"> </text:span><text:span text:style-name="T26">ISpecification</text:span><text:span text:style-name="T14">&lt;</text:span><text:span text:style-name="T26">IWhateverType</text:span><text:span text:style-name="T14">&gt; right_side_specification;</text:span></text:p>
      <text:p text:style-name="P25"><text:span text:style-name="T14"><text:s text:c="4"/></text:span><text:span text:style-name="T4">static</text:span><text:span text:style-name="T14"> </text:span><text:span text:style-name="T26">IWhateverType</text:span><text:span text:style-name="T14"> the_item_that_meets_no_condition;</text:span></text:p>
      <text:p text:style-name="P14">}</text:p>
      <text:p text:style-name="P3"/>
      <text:p text:style-name="P3">y la clase que hace que se cumplan las BDD_Specs:</text:p>
      <text:p text:style-name="P3"/>
      <text:p text:style-name="P12"><text:span text:style-name="T4">public</text:span><text:span text:style-name="T14"> </text:span><text:span text:style-name="T4">class</text:span><text:span text:style-name="T14"> </text:span><text:span text:style-name="T36">AndSpecification</text:span><text:span text:style-name="T14">&lt;T&gt; : </text:span><text:span text:style-name="T26">ISpecification</text:span><text:span text:style-name="T14">&lt;T&gt;</text:span></text:p>
      <text:p text:style-name="P14">{</text:p>
      <text:p text:style-name="P25"><text:span text:style-name="T14"><text:s text:c="4"/></text:span><text:span text:style-name="T26">ISpecification</text:span><text:span text:style-name="T14">&lt;T&gt; left_side_specification;</text:span></text:p>
      <text:p text:style-name="P25"><text:span text:style-name="T14"><text:s text:c="4"/></text:span><text:span text:style-name="T26">ISpecification</text:span><text:span text:style-name="T14">&lt;T&gt; right_side_specification;</text:span></text:p>
      <text:p text:style-name="P14"/>
      <text:p text:style-name="P25"><text:span text:style-name="T14"><text:s text:c="4"/></text:span><text:span text:style-name="T4">public</text:span><text:span text:style-name="T14"> AndSpecification(</text:span><text:span text:style-name="T26">ISpecification</text:span><text:span text:style-name="T14">&lt;T&gt; left_side_specification, </text:span></text:p>
      <text:p text:style-name="P25"><text:span text:style-name="T14"><text:s text:c="28"/></text:span><text:span text:style-name="T26">ISpecification</text:span><text:span text:style-name="T14">&lt;T&gt; right_side_specification)</text:span></text:p>
      <text:p text:style-name="P14"><text:s text:c="4"/>{</text:p>
      <text:p text:style-name="P25"><text:span text:style-name="T14"><text:s text:c="8"/></text:span><text:span text:style-name="T4">this</text:span><text:span text:style-name="T14">.left_side_specification = left_side_specification;</text:span></text:p>
      <text:p text:style-name="P25"><text:span text:style-name="T14"><text:s text:c="8"/></text:span><text:span text:style-name="T4">this</text:span><text:span text:style-name="T14">.right_side_specification = right_side_specification;</text:span></text:p>
      <text:p text:style-name="P14"><text:s text:c="4"/>}</text:p>
      <text:p text:style-name="P14"/>
      <text:p text:style-name="P25"><text:span text:style-name="T14"><text:s text:c="4"/></text:span><text:span text:style-name="T4">public</text:span><text:span text:style-name="T14"> </text:span><text:span text:style-name="T4">bool</text:span><text:span text:style-name="T14"> is_satisfied_by(T item)</text:span></text:p>
      <text:p text:style-name="P14"><text:s text:c="4"/>{</text:p>
      <text:p text:style-name="P25"><text:span text:style-name="T14"><text:s text:c="8"/></text:span><text:span text:style-name="T4">return</text:span><text:span text:style-name="T14"> </text:span><text:span text:style-name="T4">this</text:span><text:span text:style-name="T14">.left_side_specification.is_satisfied_by(item) &amp;&amp;</text:span></text:p>
      <text:p text:style-name="P25"><text:span text:style-name="T14"><text:s text:c="15"/></text:span><text:span text:style-name="T4">this</text:span><text:span text:style-name="T14">.right_side_specification.is_satisfied_by(item);</text:span></text:p>
      <text:p text:style-name="P14"><text:s text:c="4"/>}</text:p>
      <text:p text:style-name="P14">}</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7284042" text:style-name="L9">
        <text:list-item>
          <text:p text:style-name="P46"><text:span text:style-name="T57">Hemos conseguido eliminar completamente la necesidad de la clase base abstracta Specification&lt;T&gt;, que nos dificultaba tremendamente aplicar BDD.</text:span></text:p>
        </text:list-item>
        <text:list-item>
          <text:p text:style-name="P46"><text:span text:style-name="T57">Hemos simplificado la interface ISpecification&lt;T&gt;, ganando en expresividad e intencion, y todo ello sin perder funcionalidad.</text:span></text:p>
        </text:list-item>
        <text:list-item>
          <text:p text:style-name="P46"><text:span text:style-name="T57">Hemos aislado la implementacion de las clases AndSpecification&lt;T&gt;, OrSpecification&lt;T&gt; y NotSpecification&lt;T&gt; y les hemos aplicado BDD.</text:span></text:p>
        </text:list-item>
        <text:list-item>
          <text:p text:style-name="P46"><text:span text:style-name="T57">Hemos aplicado tanto el SRP (Single Responsability Principle) como el OCP (Open-Closed Principle) al desarrollo realizado hasta ahora (aunque hayamos hecho especial incapie en ello):</text:span></text:p>
          <text:list>
            <text:list-item>
              <text:p text:style-name="P46"><text:span text:style-name="T57">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span></text:p>
            </text:list-item>
            <text:list-item>
              <text:p text:style-name="P46"><text:span text:style-name="T57">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span></text:p>
              <text:p text:style-name="P46"><text:span text:style-name="T57">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span></text:p>
            </text:list-item>
          </text:list>
        </text:list-item>
      </text:list>
      <text:p text:style-name="Standard"><text:span text:style-name="T57"/></text:p>
      <text:p text:style-name="Standard"><text:span text:style-name="T57">Una vez listados los logros debemos ver lo que nos falta:</text:span></text:p>
      <text:p text:style-name="Standard"><text:span text:style-name="T57"/></text:p>
      <text:list xml:id="list37474396" text:style-name="L10">
        <text:list-item>
          <text:p text:style-name="P47"><text:span text:style-name="T57">Encapsular la creacion de las clases And/Or/NotSpecification&lt;T&gt; para disponer de los metodos asociados a ISpecification&lt;T&gt;:</text:span></text:p>
          <text:p text:style-name="P47"><text:span text:style-name="T57"/></text:p>
          <text:p text:style-name="P54"><text:span text:style-name="T6">public</text:span><text:span text:style-name="T17"> </text:span><text:span text:style-name="T28">ISpecification</text:span><text:span text:style-name="T17">&lt;T&gt; and(</text:span><text:span text:style-name="T28">ISpecification</text:span><text:span text:style-name="T17">&lt;T&gt; the_other)</text:span></text:p>
          <text:p text:style-name="P54"><text:span text:style-name="T6">public</text:span><text:span text:style-name="T17"> </text:span><text:span text:style-name="T28">ISpecification</text:span><text:span text:style-name="T17">&lt;T&gt; or(</text:span><text:span text:style-name="T28">ISpecification</text:span><text:span text:style-name="T17">&lt;T&gt; the_other)</text:span></text:p>
          <text:p text:style-name="P54"><text:span text:style-name="T6">public</text:span><text:span text:style-name="T17"> </text:span><text:span text:style-name="T28">ISpecification</text:span><text:span text:style-name="T17">&lt;T&gt; not()</text:span></text:p>
        </text:list-item>
      </text:list>
      <text:list xml:id="list38238130" text:continue-list="list37284042" text:style-name="L9">
        <text:list-header>
          <text:p text:style-name="P46"><text:span text:style-name="T57"/></text:p>
          <text:p text:style-name="P46"><text:span text:style-name="T57">ya que antes se ocupaba de ello la clase abstracta Specification&lt;T&gt;, y en algun sitio necesitamos poner los:</text:span></text:p>
          <text:p text:style-name="P46"><text:span text:style-name="T57"/></text:p>
          <text:p text:style-name="P55"><text:span text:style-name="T6">new</text:span><text:span text:style-name="T17"> </text:span><text:span text:style-name="T38">AndSpecification</text:span><text:span text:style-name="T17">&lt;T&gt;(</text:span><text:span text:style-name="T6">this</text:span><text:span text:style-name="T17">, the_other);</text:span></text:p>
          <text:p text:style-name="P55"><text:span text:style-name="T6">new</text:span><text:span text:style-name="T17"> </text:span><text:span text:style-name="T38">OrSpecification</text:span><text:span text:style-name="T17">&lt;T&gt;(</text:span><text:span text:style-name="T6">this</text:span><text:span text:style-name="T17">, the_other);</text:span></text:p>
          <text:p text:style-name="P55"><text:span text:style-name="T6">new</text:span><text:span text:style-name="T17"> </text:span><text:span text:style-name="T38">NotSpecification</text:span><text:span text:style-name="T17">&lt;T&gt;(</text:span><text:span text:style-name="T6">this</text:span><text:span text:style-name="T17">);</text:span></text:p>
        </text:list-header>
      </text:list>
      <text:p text:style-name="Standard"><text:span text:style-name="T57"/></text:p>
      <text:p text:style-name="Standard"><text:span text:style-name="T57">Y ademas deberiamos mostrar un pequeño ejemplo de clases que implementan ISpecification&lt;T&gt; y se conbinan entre si con nuestro nuevos operadores and(), or() y not().</text:span></text:p>
      <text:p text:style-name="Standard"><text:span text:style-name="T57"/></text:p>
      <text:p text:style-name="Standard"><text:span text:style-name="T56">Implementando el metodo and()</text:span><text:span text:style-name="T57">:</text:span></text:p>
      <text:list xml:id="list38243704" text:continue-numbering="true" text:style-name="L9">
        <text:list-header>
          <text:p text:style-name="P46"><text:span text:style-name="T57"/></text:p>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0"><text:span text:style-name="T4">static</text:span><text:span text:style-name="T14"> </text:span><text:span text:style-name="T4">public</text:span><text:span text:style-name="T14"> </text:span><text:span text:style-name="T4">class</text:span><text:span text:style-name="T14"> </text:span><text:span text:style-name="T36">SpecificationExtensions</text:span></text:p>
      <text:p text:style-name="P49">{</text:p>
      <text:p text:style-name="P56"><text:span text:style-name="T14"><text:s text:c="4"/></text:span><text:span text:style-name="T4">static</text:span><text:span text:style-name="T14"> </text:span><text:span text:style-name="T4">public</text:span><text:span text:style-name="T14"> </text:span><text:span text:style-name="T26">ISpecification</text:span><text:span text:style-name="T14">&lt;T&gt; and&lt;T&gt;(</text:span><text:span text:style-name="T4">this</text:span><text:span text:style-name="T14"> </text:span><text:span text:style-name="T26">ISpecification</text:span><text:span text:style-name="T14">&lt;T&gt; left_side, </text:span></text:p>
      <text:p text:style-name="P56"><text:span text:style-name="T14"><text:s text:c="43"/></text:span><text:span text:style-name="T26">ISpecification</text:span><text:span text:style-name="T14">&lt;T&gt; right_side) {}</text:span></text:p>
      <text:p text:style-name="P56"><text:span text:style-name="T14">}</text:span></text:p>
      <text:p text:style-name="P2"/>
      <text:p text:style-name="P2">La implementacion tal y como prometimos nos ocupa una sola linea:</text:p>
      <text:p text:style-name="P2"/>
      <text:p text:style-name="P10"><text:span text:style-name="T4">return</text:span><text:span text:style-name="T14"> </text:span><text:span text:style-name="T4">new</text:span><text:span text:style-name="T14"> </text:span><text:span text:style-name="T36">AndSpecification</text:span><text:span text:style-name="T14">&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0"><text:span text:style-name="T4">static</text:span><text:span text:style-name="T14"> </text:span><text:span text:style-name="T4">public</text:span><text:span text:style-name="T14"> </text:span><text:span text:style-name="T4">class</text:span><text:span text:style-name="T14"> </text:span><text:span text:style-name="T36">SpecificationExtensions</text:span></text:p>
      <text:p text:style-name="P49">{</text:p>
      <text:p text:style-name="P56"><text:span text:style-name="T14"><text:s text:c="4"/></text:span><text:span text:style-name="T4">static</text:span><text:span text:style-name="T14"> </text:span><text:span text:style-name="T4">public</text:span><text:span text:style-name="T14"> </text:span><text:span text:style-name="T26">ISpecification</text:span><text:span text:style-name="T14">&lt;T&gt; and&lt;T&gt;(</text:span><text:span text:style-name="T4">this</text:span><text:span text:style-name="T14"> </text:span><text:span text:style-name="T26">ISpecification</text:span><text:span text:style-name="T14">&lt;T&gt; left_side, </text:span></text:p>
      <text:p text:style-name="P56"><text:span text:style-name="T14"><text:s text:c="43"/></text:span><text:span text:style-name="T26">ISpecification</text:span><text:span text:style-name="T14">&lt;T&gt; right_side)</text:span></text:p>
      <text:p text:style-name="P49"><text:s text:c="4"/>{</text:p>
      <text:p text:style-name="P56"><text:span text:style-name="T14"><text:s text:c="8"/></text:span><text:span text:style-name="T4">return</text:span><text:span text:style-name="T14"> </text:span><text:span text:style-name="T4">new</text:span><text:span text:style-name="T14"> </text:span><text:span text:style-name="T36">AndSpecification</text:span><text:span text:style-name="T14">&lt;T&gt;(left_side, right_side);</text:span></text:p>
      <text:p text:style-name="P49"><text:s text:c="4"/>}</text:p>
      <text:p text:style-name="P49"/>
      <text:p text:style-name="P56"><text:span text:style-name="T14"><text:s text:c="4"/></text:span><text:span text:style-name="T4">static</text:span><text:span text:style-name="T14"> </text:span><text:span text:style-name="T4">public</text:span><text:span text:style-name="T14"> </text:span><text:span text:style-name="T26">ISpecification</text:span><text:span text:style-name="T14">&lt;T&gt; or&lt;T&gt;(</text:span><text:span text:style-name="T4">this</text:span><text:span text:style-name="T14"> </text:span><text:span text:style-name="T26">ISpecification</text:span><text:span text:style-name="T14">&lt;T&gt; left_side, </text:span></text:p>
      <text:p text:style-name="P56"><text:span text:style-name="T14"><text:s text:c="42"/></text:span><text:span text:style-name="T26">ISpecification</text:span><text:span text:style-name="T14">&lt;T&gt; right_side)</text:span></text:p>
      <text:p text:style-name="P49"><text:s text:c="4"/>{</text:p>
      <text:p text:style-name="P56"><text:span text:style-name="T14"><text:s text:c="8"/></text:span><text:span text:style-name="T4">return</text:span><text:span text:style-name="T14"> </text:span><text:span text:style-name="T4">new</text:span><text:span text:style-name="T14"> </text:span><text:span text:style-name="T36">OrSpecification</text:span><text:span text:style-name="T14">&lt;T&gt;(left_side, right_side); <text:s/></text:span></text:p>
      <text:p text:style-name="P49"><text:s text:c="4"/>}</text:p>
      <text:p text:style-name="P49"/>
      <text:p text:style-name="P56"><text:span text:style-name="T14"><text:s text:c="4"/></text:span><text:span text:style-name="T4">static</text:span><text:span text:style-name="T14"> </text:span><text:span text:style-name="T4">public</text:span><text:span text:style-name="T14"> </text:span><text:span text:style-name="T26">ISpecification</text:span><text:span text:style-name="T14">&lt;T&gt; not&lt;T&gt;(</text:span><text:span text:style-name="T4">this</text:span><text:span text:style-name="T14"> </text:span><text:span text:style-name="T26">ISpecification</text:span><text:span text:style-name="T14">&lt;T&gt; to_negate)</text:span></text:p>
      <text:p text:style-name="P49"><text:s text:c="4"/>{</text:p>
      <text:p text:style-name="P56"><text:span text:style-name="T14"><text:s text:c="8"/></text:span><text:span text:style-name="T4">return</text:span><text:span text:style-name="T14"> </text:span><text:span text:style-name="T4">new</text:span><text:span text:style-name="T14"> </text:span><text:span text:style-name="T36">NotSpecification</text:span><text:span text:style-name="T14">&lt;T&gt;(to_negate);</text:span></text:p>
      <text:p text:style-name="P49"><text:s text:c="4"/>}</text:p>
      <text:p text:style-name="P49">}</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ext:span text:style-name="T1">Usando DDD_Specification en general y SpecificationExtensions en concreto</text:span>:</text:p>
      <text:p text:style-name="P2"/>
      <text:p text:style-name="P2"/>
      <text:p text:style-name="P2"/>
      <text:p text:style-name="P2">ESTUDIO DE LA SOLUCION JPBOODHOO (TEMPORAL):</text:p>
      <text:p text:style-name="P2"/>
      <text:p text:style-name="P2">1. Interface original <text:span text:style-name="T47">ISpecification&lt;T&gt;</text:span>: (HECHO)</text:p>
      <text:p text:style-name="P2"/>
      <text:p text:style-name="P2"><text:soft-page-break/>2. Clase (interna) que lo implementa <text:span text:style-name="T47">AndSpecification&lt;T&gt;</text:span>: (HECHO)</text:p>
      <text:p text:style-name="P2"/>
      <text:p text:style-name="P2">3. Que a su vez es usada por los extension methods de <text:span text:style-name="T47">SpecificationExtension</text:span>: (HECHO)</text:p>
      <text:p text:style-name="P2"/>
      <text:p text:style-name="P2">4. Encontramos un ejemplo de uso es la siguiente declaracion de rutas url:</text:p>
      <text:p text:style-name="P2"/>
      <text:p text:style-name="P27"><text:span text:style-name="T43">Routes</text:span><text:span text:style-name="T22">.add(</text:span></text:p>
      <text:p text:style-name="P27"><text:span text:style-name="T21"><text:s text:c="4"/></text:span><text:span text:style-name="T11">new</text:span><text:span text:style-name="T21"> </text:span><text:span text:style-name="T42">WebCommand</text:span><text:span text:style-name="T21">(</text:span></text:p>
      <text:p text:style-name="P27"><text:span text:style-name="T21"><text:s text:c="8"/></text:span><text:span text:style-name="T11">new</text:span><text:span text:style-name="T21"> </text:span><text:span text:style-name="T42">RequestMatchesPathSpec</text:span><text:span text:style-name="T21">(</text:span><text:span text:style-name="T42">Commands</text:span><text:span text:style-name="T21">.view_sub_departments).and(</text:span></text:p>
      <text:p text:style-name="P27"><text:span text:style-name="T21"><text:s text:c="12"/></text:span><text:span text:style-name="T11">new</text:span><text:span text:style-name="T21"> </text:span><text:span text:style-name="T42">DepartmentContainsProductsSpec</text:span><text:span text:style-name="T21">(</text:span><text:span text:style-name="T42">Container</text:span><text:span text:style-name="T21">.get_me_an&lt;</text:span><text:span text:style-name="T32">ICatalogTasks</text:span><text:span text:style-name="T21">&gt;())),</text:span></text:p>
      <text:p text:style-name="P27"><text:span text:style-name="T21"><text:s text:c="8"/></text:span><text:span text:style-name="T11">new</text:span><text:span text:style-name="T21"> </text:span><text:span text:style-name="T42">ViewProducts</text:span><text:span text:style-name="T21">(</text:span><text:span text:style-name="T42">Container</text:span><text:span text:style-name="T21">.get_me_an&lt;</text:span><text:span text:style-name="T32">ICatalogTasks</text:span><text:span text:style-name="T21">&gt;())));</text:span></text:p>
      <text:p text:style-name="P2"/>
      <text:p text:style-name="P2">donde las dos specs usadas han sido declaradas tal que:</text:p>
      <text:p text:style-name="P2"/>
      <text:p text:style-name="P28"><text:span text:style-name="T11">public</text:span><text:span text:style-name="T21"> </text:span><text:span text:style-name="T11">class</text:span><text:span text:style-name="T21"> </text:span><text:span text:style-name="T42">RequestMatchesPathSpecification</text:span><text:span text:style-name="T21"> : </text:span><text:span text:style-name="T32">ISpecification</text:span><text:span text:style-name="T21">&lt;</text:span><text:span text:style-name="T32">IRequestContext</text:span><text:span text:style-name="T21">&gt;</text:span></text:p>
      <text:p text:style-name="P19">{</text:p>
      <text:p text:style-name="P27"><text:span text:style-name="T21"><text:s text:c="4"/></text:span><text:span text:style-name="T11">readonly</text:span><text:span text:style-name="T21"> </text:span><text:span text:style-name="T11">string</text:span><text:span text:style-name="T21"> match_string;</text:span></text:p>
      <text:p text:style-name="P19"/>
      <text:p text:style-name="P27"><text:span text:style-name="T21"><text:s text:c="4"/></text:span><text:span text:style-name="T11">public</text:span><text:span text:style-name="T21"> RequestMatchesPathSpecification(</text:span><text:span text:style-name="T11">string</text:span><text:span text:style-name="T21"> match_string)</text:span></text:p>
      <text:p text:style-name="P19"><text:s text:c="4"/>{</text:p>
      <text:p text:style-name="P27"><text:span text:style-name="T21"><text:s text:c="8"/></text:span><text:span text:style-name="T11">this</text:span><text:span text:style-name="T21">.match_string = match_string;</text:span></text:p>
      <text:p text:style-name="P19"><text:s text:c="4"/>}</text:p>
      <text:p text:style-name="P19"/>
      <text:p text:style-name="P27"><text:span text:style-name="T21"><text:s text:c="4"/></text:span><text:span text:style-name="T11">public</text:span><text:span text:style-name="T21"> </text:span><text:span text:style-name="T11">bool</text:span><text:span text:style-name="T21"> is_satisfied_by(</text:span><text:span text:style-name="T32">IRequestContext</text:span><text:span text:style-name="T21"> item)</text:span></text:p>
      <text:p text:style-name="P19"><text:s text:c="4"/>{</text:p>
      <text:p text:style-name="P27"><text:span text:style-name="T21"><text:s text:c="8"/></text:span><text:span text:style-name="T11">return</text:span><text:span text:style-name="T21"> item.requested_url.Contains(match_string);</text:span></text:p>
      <text:p text:style-name="P19"><text:s text:c="4"/>}</text:p>
      <text:p text:style-name="P23">}</text:p>
      <text:p text:style-name="P2"/>
      <text:p text:style-name="P28"><text:span text:style-name="T11">public</text:span><text:span text:style-name="T21"> </text:span><text:span text:style-name="T11">class</text:span><text:span text:style-name="T21"> </text:span><text:span text:style-name="T42">DepartmentContainsProductsSpecification</text:span><text:span text:style-name="T21"> : </text:span><text:span text:style-name="T32">ISpecification</text:span><text:span text:style-name="T21">&lt;</text:span><text:span text:style-name="T32">IRequestContext</text:span><text:span text:style-name="T21">&gt;</text:span></text:p>
      <text:p text:style-name="P19">{</text:p>
      <text:p text:style-name="P27"><text:span text:style-name="T21"><text:s text:c="4"/></text:span><text:span text:style-name="T11">private</text:span><text:span text:style-name="T21"> </text:span><text:span text:style-name="T11">readonly</text:span><text:span text:style-name="T21"> </text:span><text:span text:style-name="T32">ICatalogTasks</text:span><text:span text:style-name="T21"> catalog_tasks;</text:span></text:p>
      <text:p text:style-name="P19"/>
      <text:p text:style-name="P27"><text:span text:style-name="T21"><text:s text:c="4"/></text:span><text:span text:style-name="T11">public</text:span><text:span text:style-name="T21"> DepartmentContainsProductsSpecification(</text:span><text:span text:style-name="T32">ICatalogTasks</text:span><text:span text:style-name="T21"> catalog_tasks)</text:span></text:p>
      <text:p text:style-name="P19"><text:s text:c="4"/>{</text:p>
      <text:p text:style-name="P27"><text:span text:style-name="T21"><text:s text:c="8"/></text:span><text:span text:style-name="T11">this</text:span><text:span text:style-name="T21">.catalog_tasks = catalog_tasks;</text:span></text:p>
      <text:p text:style-name="P19"><text:s text:c="4"/>}</text:p>
      <text:p text:style-name="P19"/>
      <text:p text:style-name="P27"><text:span text:style-name="T21"><text:s text:c="4"/></text:span><text:span text:style-name="T11">public</text:span><text:span text:style-name="T21"> </text:span><text:span text:style-name="T11">bool</text:span><text:span text:style-name="T21"> is_satisfied_by(</text:span><text:span text:style-name="T32">IRequestContext</text:span><text:span text:style-name="T21"> request)</text:span></text:p>
      <text:p text:style-name="P19"><text:s text:c="4"/>{</text:p>
      <text:p text:style-name="P27"><text:span text:style-name="T21"><text:s text:c="8"/></text:span><text:span text:style-name="T11">return</text:span><text:span text:style-name="T21"> catalog_tasks.has_products(</text:span></text:p>
      <text:p text:style-name="P27"><text:span text:style-name="T21"><text:s text:c="32"/></text:span><text:span text:style-name="T42">PayloadKeys</text:span><text:span text:style-name="T21">.department_id.parse_from(request.payload));</text:span></text:p>
      <text:p text:style-name="P19"><text:s text:c="4"/>}</text:p>
      <text:p text:style-name="P23">}</text:p>
      <text:p text:style-name="P2"/>
      <text:p text:style-name="P2">y la parte que nos interesa del metodo al cual se le pasa la Specification compuesta:</text:p>
      <text:p text:style-name="P2"/>
      <text:p text:style-name="P28"><text:span text:style-name="T11">public</text:span><text:span text:style-name="T21"> </text:span><text:span text:style-name="T11">class</text:span><text:span text:style-name="T21"> </text:span><text:span text:style-name="T42">WebCommand</text:span><text:span text:style-name="T21"> : </text:span><text:span text:style-name="T32">IWebCommand</text:span></text:p>
      <text:p text:style-name="P19">{</text:p>
      <text:p text:style-name="P27"><text:span text:style-name="T21"><text:s text:c="4"/></text:span><text:span text:style-name="T11">private</text:span><text:span text:style-name="T21"> </text:span><text:span text:style-name="T11">readonly</text:span><text:span text:style-name="T21"> </text:span><text:span text:style-name="T32">ISpecification</text:span><text:span text:style-name="T21">&lt;</text:span><text:span text:style-name="T32">IRequestContext</text:span><text:span text:style-name="T21">&gt; request_specification;</text:span></text:p>
      <text:p text:style-name="P27"><text:span text:style-name="T21"><text:s text:c="4"/></text:span><text:span text:style-name="T11">private</text:span><text:span text:style-name="T21"> </text:span><text:span text:style-name="T11">readonly</text:span><text:span text:style-name="T21"> </text:span><text:span text:style-name="T32">IRequestContextCommand</text:span><text:span text:style-name="T21"> web_action;</text:span></text:p>
      <text:p text:style-name="P19"/>
      <text:p text:style-name="P27"><text:span text:style-name="T21"><text:s text:c="4"/></text:span><text:span text:style-name="T11">public</text:span><text:span text:style-name="T21"> WebCommand(</text:span><text:span text:style-name="T32">ISpecification</text:span><text:span text:style-name="T21">&lt;</text:span><text:span text:style-name="T32">IRequestContext</text:span><text:span text:style-name="T21">&gt; request_specification, </text:span></text:p>
      <text:p text:style-name="P27"><text:span text:style-name="T21"><text:s text:c="22"/></text:span><text:span text:style-name="T32">IRequestContextCommand</text:span><text:span text:style-name="T21"> web_action)</text:span></text:p>
      <text:p text:style-name="P19"><text:s text:c="4"/>{</text:p>
      <text:p text:style-name="P27"><text:span text:style-name="T21"><text:s text:c="8"/></text:span><text:span text:style-name="T11">this</text:span><text:span text:style-name="T21">.request_specification = request_specification;</text:span></text:p>
      <text:p text:style-name="P27"><text:span text:style-name="T21"><text:s text:c="8"/></text:span><text:span text:style-name="T11">this</text:span><text:span text:style-name="T21">.web_action = web_action;</text:span></text:p>
      <text:p text:style-name="P19"><text:s text:c="4"/>}</text:p>
      <text:p text:style-name="P19"/>
      <text:p text:style-name="P27"><text:span text:style-name="T11"><text:s text:c="4"/>#region</text:span><text:span text:style-name="T21"> IWebCommand Members</text:span></text:p>
      <text:p text:style-name="P19">}</text:p>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H58M40S</meta:editing-duration>
    <meta:editing-cycles>31</meta:editing-cycles>
    <meta:generator>OpenOffice.org/3.2$Win32 OpenOffice.org_project/320m12$Build-9483</meta:generator>
    <dc:date>2010-06-08T18:11:38.95</dc:date>
    <meta:document-statistic meta:table-count="0" meta:image-count="0" meta:object-count="0" meta:page-count="33" meta:paragraph-count="1220" meta:word-count="8647" meta:character-count="76288"/>
    <meta:user-defined meta:name="Info 1"/>
    <meta:user-defined meta:name="Info 2"/>
    <meta:user-defined meta:name="Info 3"/>
    <meta:user-defined meta:name="Info 4"/>
  </office:meta>
</office:document-meta>
</file>